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row table:style-name="ro1">
          <table:table-cell office:value-type="string">
            <text:p>gridSize</text:p>
          </table:table-cell>
          <table:table-cell office:value-type="string">
            <text:p>blockSize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 office:value-type="string">
            <text:p>gridSize</text:p>
          </table:table-cell>
          <table:table-cell office:value-type="string">
            <text:p>blockSize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 office:value-type="string">
            <text:p>gridSize</text:p>
          </table:table-cell>
          <table:table-cell office:value-type="string">
            <text:p>blockSize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/>
          <table:table-cell office:value-type="string">
            <text:p>Mittelwert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37">
            <text:p>437</text:p>
          </table:table-cell>
          <table:table-cell office:value-type="float" office:value="0.437">
            <text:p>0,43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37">
            <text:p>437</text:p>
          </table:table-cell>
          <table:table-cell office:value-type="float" office:value="0.437">
            <text:p>0,43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37">
            <text:p>437</text:p>
          </table:table-cell>
          <table:table-cell office:value-type="float" office:value="0.437">
            <text:p>0,437</text:p>
          </table:table-cell>
          <table:table-cell/>
          <table:table-cell table:formula="of:=([.F2]+[.L2]+[.R2])/3" office:value-type="float" office:value="0.437">
            <text:p>0,437</text:p>
          </table:table-cell>
          <table:table-cell/>
          <table:table-cell table:formula="of:=MIN([.T2:.T380])" office:value-type="float" office:value="0.26">
            <text:p>0,2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/>
          <table:table-cell table:formula="of:=([.F3]+[.L3]+[.R3])/3" office:value-type="float" office:value="0.312">
            <text:p>0,31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">
            <text:p>281</text:p>
          </table:table-cell>
          <table:table-cell office:value-type="float" office:value="0.281">
            <text:p>0,28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/>
          <table:table-cell table:formula="of:=([.F4]+[.L4]+[.R4])/3" office:value-type="float" office:value="0.270333333333333">
            <text:p>0,270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">
            <text:p>266</text:p>
          </table:table-cell>
          <table:table-cell office:value-type="float" office:value="0.266">
            <text:p>0,266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">
            <text:p>266</text:p>
          </table:table-cell>
          <table:table-cell office:value-type="float" office:value="0.266">
            <text:p>0,266</text:p>
          </table:table-cell>
          <table:table-cell/>
          <table:table-cell table:formula="of:=([.F5]+[.L5]+[.R5])/3" office:value-type="float" office:value="0.265666666666667">
            <text:p>0,265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">
            <text:p>280</text:p>
          </table:table-cell>
          <table:table-cell office:value-type="float" office:value="0.28">
            <text:p>0,28</text:p>
          </table:table-cell>
          <table:table-cell/>
          <table:table-cell table:formula="of:=([.F6]+[.L6]+[.R6])/3" office:value-type="float" office:value="0.27">
            <text:p>0,2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">
            <text:p>281</text:p>
          </table:table-cell>
          <table:table-cell office:value-type="float" office:value="0.281">
            <text:p>0,281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">
            <text:p>266</text:p>
          </table:table-cell>
          <table:table-cell office:value-type="float" office:value="0.266">
            <text:p>0,266</text:p>
          </table:table-cell>
          <table:table-cell/>
          <table:table-cell table:formula="of:=([.F7]+[.L7]+[.R7])/3" office:value-type="float" office:value="0.270666666666667">
            <text:p>0,270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6">
            <text:p>296</text:p>
          </table:table-cell>
          <table:table-cell office:value-type="float" office:value="0.296">
            <text:p>0,296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7">
            <text:p>297</text:p>
          </table:table-cell>
          <table:table-cell office:value-type="float" office:value="0.297">
            <text:p>0,297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6">
            <text:p>296</text:p>
          </table:table-cell>
          <table:table-cell office:value-type="float" office:value="0.296">
            <text:p>0,296</text:p>
          </table:table-cell>
          <table:table-cell/>
          <table:table-cell table:formula="of:=([.F8]+[.L8]+[.R8])/3" office:value-type="float" office:value="0.296333333333333">
            <text:p>0,296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6">
            <text:p>296</text:p>
          </table:table-cell>
          <table:table-cell office:value-type="float" office:value="0.296">
            <text:p>0,296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6">
            <text:p>296</text:p>
          </table:table-cell>
          <table:table-cell office:value-type="float" office:value="0.296">
            <text:p>0,296</text:p>
          </table:table-cell>
          <table:table-cell/>
          <table:table-cell table:formula="of:=([.F9]+[.L9]+[.R9])/3" office:value-type="float" office:value="0.301333333333333">
            <text:p>0,301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8">
            <text:p>328</text:p>
          </table:table-cell>
          <table:table-cell office:value-type="float" office:value="0.328">
            <text:p>0,328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8">
            <text:p>328</text:p>
          </table:table-cell>
          <table:table-cell office:value-type="float" office:value="0.328">
            <text:p>0,328</text:p>
          </table:table-cell>
          <table:table-cell/>
          <table:table-cell table:formula="of:=([.F10]+[.L10]+[.R10])/3" office:value-type="float" office:value="0.322666666666667">
            <text:p>0,322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3">
            <text:p>343</text:p>
          </table:table-cell>
          <table:table-cell office:value-type="float" office:value="0.343">
            <text:p>0,343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3">
            <text:p>343</text:p>
          </table:table-cell>
          <table:table-cell office:value-type="float" office:value="0.343">
            <text:p>0,343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3">
            <text:p>343</text:p>
          </table:table-cell>
          <table:table-cell office:value-type="float" office:value="0.343">
            <text:p>0,343</text:p>
          </table:table-cell>
          <table:table-cell/>
          <table:table-cell table:formula="of:=([.F11]+[.L11]+[.R11])/3" office:value-type="float" office:value="0.343">
            <text:p>0,34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75">
            <text:p>375</text:p>
          </table:table-cell>
          <table:table-cell office:value-type="float" office:value="0.375">
            <text:p>0,375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74">
            <text:p>374</text:p>
          </table:table-cell>
          <table:table-cell office:value-type="float" office:value="0.374">
            <text:p>0,374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75">
            <text:p>375</text:p>
          </table:table-cell>
          <table:table-cell office:value-type="float" office:value="0.375">
            <text:p>0,375</text:p>
          </table:table-cell>
          <table:table-cell/>
          <table:table-cell table:formula="of:=([.F12]+[.L12]+[.R12])/3" office:value-type="float" office:value="0.374666666666667">
            <text:p>0,374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5">
            <text:p>405</text:p>
          </table:table-cell>
          <table:table-cell office:value-type="float" office:value="0.405">
            <text:p>0,405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21">
            <text:p>421</text:p>
          </table:table-cell>
          <table:table-cell office:value-type="float" office:value="0.421">
            <text:p>0,421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5">
            <text:p>405</text:p>
          </table:table-cell>
          <table:table-cell office:value-type="float" office:value="0.405">
            <text:p>0,405</text:p>
          </table:table-cell>
          <table:table-cell/>
          <table:table-cell table:formula="of:=([.F13]+[.L13]+[.R13])/3" office:value-type="float" office:value="0.410333333333333">
            <text:p>0,410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21">
            <text:p>421</text:p>
          </table:table-cell>
          <table:table-cell office:value-type="float" office:value="0.421">
            <text:p>0,421</text:p>
          </table:table-cell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22">
            <text:p>422</text:p>
          </table:table-cell>
          <table:table-cell office:value-type="float" office:value="0.422">
            <text:p>0,422</text:p>
          </table:table-cell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21">
            <text:p>421</text:p>
          </table:table-cell>
          <table:table-cell office:value-type="float" office:value="0.421">
            <text:p>0,421</text:p>
          </table:table-cell>
          <table:table-cell/>
          <table:table-cell table:formula="of:=([.F14]+[.L14]+[.R14])/3" office:value-type="float" office:value="0.421333333333333">
            <text:p>0,421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53">
            <text:p>453</text:p>
          </table:table-cell>
          <table:table-cell office:value-type="float" office:value="0.453">
            <text:p>0,453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52">
            <text:p>452</text:p>
          </table:table-cell>
          <table:table-cell office:value-type="float" office:value="0.452">
            <text:p>0,452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53">
            <text:p>453</text:p>
          </table:table-cell>
          <table:table-cell office:value-type="float" office:value="0.453">
            <text:p>0,453</text:p>
          </table:table-cell>
          <table:table-cell/>
          <table:table-cell table:formula="of:=([.F15]+[.L15]+[.R15])/3" office:value-type="float" office:value="0.452666666666667">
            <text:p>0,452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83">
            <text:p>483</text:p>
          </table:table-cell>
          <table:table-cell office:value-type="float" office:value="0.483">
            <text:p>0,483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68">
            <text:p>468</text:p>
          </table:table-cell>
          <table:table-cell office:value-type="float" office:value="0.468">
            <text:p>0,468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83">
            <text:p>483</text:p>
          </table:table-cell>
          <table:table-cell office:value-type="float" office:value="0.483">
            <text:p>0,483</text:p>
          </table:table-cell>
          <table:table-cell/>
          <table:table-cell table:formula="of:=([.F16]+[.L16]+[.R16])/3" office:value-type="float" office:value="0.478">
            <text:p>0,47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00">
            <text:p>500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15">
            <text:p>515</text:p>
          </table:table-cell>
          <table:table-cell office:value-type="float" office:value="0.515">
            <text:p>0,515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00">
            <text:p>500</text:p>
          </table:table-cell>
          <table:table-cell office:value-type="float" office:value="0.5">
            <text:p>0,5</text:p>
          </table:table-cell>
          <table:table-cell/>
          <table:table-cell table:formula="of:=([.F17]+[.L17]+[.R17])/3" office:value-type="float" office:value="0.505">
            <text:p>0,50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61">
            <text:p>561</text:p>
          </table:table-cell>
          <table:table-cell office:value-type="float" office:value="0.561">
            <text:p>0,561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46">
            <text:p>546</text:p>
          </table:table-cell>
          <table:table-cell office:value-type="float" office:value="0.546">
            <text:p>0,546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61">
            <text:p>561</text:p>
          </table:table-cell>
          <table:table-cell office:value-type="float" office:value="0.561">
            <text:p>0,561</text:p>
          </table:table-cell>
          <table:table-cell/>
          <table:table-cell table:formula="of:=([.F18]+[.L18]+[.R18])/3" office:value-type="float" office:value="0.556">
            <text:p>0,556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7">
            <text:p>577</text:p>
          </table:table-cell>
          <table:table-cell office:value-type="float" office:value="0.577">
            <text:p>0,577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93">
            <text:p>593</text:p>
          </table:table-cell>
          <table:table-cell office:value-type="float" office:value="0.593">
            <text:p>0,593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7">
            <text:p>577</text:p>
          </table:table-cell>
          <table:table-cell office:value-type="float" office:value="0.577">
            <text:p>0,577</text:p>
          </table:table-cell>
          <table:table-cell/>
          <table:table-cell table:formula="of:=([.F19]+[.L19]+[.R19])/3" office:value-type="float" office:value="0.582333333333333">
            <text:p>0,582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24">
            <text:p>624</text:p>
          </table:table-cell>
          <table:table-cell office:value-type="float" office:value="0.624">
            <text:p>0,624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08">
            <text:p>608</text:p>
          </table:table-cell>
          <table:table-cell office:value-type="float" office:value="0.608">
            <text:p>0,608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24">
            <text:p>624</text:p>
          </table:table-cell>
          <table:table-cell office:value-type="float" office:value="0.624">
            <text:p>0,624</text:p>
          </table:table-cell>
          <table:table-cell/>
          <table:table-cell table:formula="of:=([.F20]+[.L20]+[.R20])/3" office:value-type="float" office:value="0.618666666666667">
            <text:p>0,618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5">
            <text:p>655</text:p>
          </table:table-cell>
          <table:table-cell office:value-type="float" office:value="0.655">
            <text:p>0,655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6">
            <text:p>656</text:p>
          </table:table-cell>
          <table:table-cell office:value-type="float" office:value="0.656">
            <text:p>0,656</text:p>
          </table:table-cell>
          <table:table-cell/>
          <table:table-cell table:formula="of:=([.F21]+[.L21]+[.R21])/3" office:value-type="float" office:value="0.650333333333333">
            <text:p>0,650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5">
            <text:p>655</text:p>
          </table:table-cell>
          <table:table-cell office:value-type="float" office:value="0.655">
            <text:p>0,655</text:p>
          </table:table-cell>
          <table:table-cell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5">
            <text:p>655</text:p>
          </table:table-cell>
          <table:table-cell office:value-type="float" office:value="0.655">
            <text:p>0,655</text:p>
          </table:table-cell>
          <table:table-cell/>
          <table:table-cell table:formula="of:=([.F22]+[.L22]+[.R22])/3" office:value-type="float" office:value="0.660333333333333">
            <text:p>0,660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/>
          <table:table-cell table:formula="of:=([.F23]+[.L23]+[.R23])/3" office:value-type="float" office:value="0.671">
            <text:p>0,67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7">
            <text:p>687</text:p>
          </table:table-cell>
          <table:table-cell office:value-type="float" office:value="0.687">
            <text:p>0,687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/>
          <table:table-cell table:formula="of:=([.F24]+[.L24]+[.R24])/3" office:value-type="float" office:value="0.686333333333333">
            <text:p>0,686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/>
          <table:table-cell table:formula="of:=([.F25]+[.L25]+[.R25])/3" office:value-type="float" office:value="0.691333333333333">
            <text:p>0,691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/>
          <table:table-cell table:formula="of:=([.F26]+[.L26]+[.R26])/3" office:value-type="float" office:value="0.712666666666667">
            <text:p>0,712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/>
          <table:table-cell table:formula="of:=([.F27]+[.L27]+[.R27])/3" office:value-type="float" office:value="0.728">
            <text:p>0,72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 office:value-type="float" office:value="3">
            <text:p>3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49">
            <text:p>749</text:p>
          </table:table-cell>
          <table:table-cell office:value-type="float" office:value="0.749">
            <text:p>0,749</text:p>
          </table:table-cell>
          <table:table-cell office:value-type="float" office:value="3">
            <text:p>3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49">
            <text:p>749</text:p>
          </table:table-cell>
          <table:table-cell office:value-type="float" office:value="0.749">
            <text:p>0,749</text:p>
          </table:table-cell>
          <table:table-cell/>
          <table:table-cell table:formula="of:=([.F28]+[.L28]+[.R28])/3" office:value-type="float" office:value="0.754">
            <text:p>0,75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 office:value-type="float" office:value="3">
            <text:p>3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 office:value-type="float" office:value="3">
            <text:p>3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/>
          <table:table-cell table:formula="of:=([.F29]+[.L29]+[.R29])/3" office:value-type="float" office:value="0.764">
            <text:p>0,76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2">
            <text:p>812</text:p>
          </table:table-cell>
          <table:table-cell office:value-type="float" office:value="0.812">
            <text:p>0,812</text:p>
          </table:table-cell>
          <table:table-cell office:value-type="float" office:value="3">
            <text:p>3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 office:value-type="float" office:value="3">
            <text:p>3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/>
          <table:table-cell table:formula="of:=([.F30]+[.L30]+[.R30])/3" office:value-type="float" office:value="0.822">
            <text:p>0,82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3">
            <text:p>3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 office:value-type="float" office:value="3">
            <text:p>3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/>
          <table:table-cell table:formula="of:=([.F31]+[.L31]+[.R31])/3" office:value-type="float" office:value="0.832">
            <text:p>0,83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3">
            <text:p>3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 office:value-type="float" office:value="3">
            <text:p>3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/>
          <table:table-cell table:formula="of:=([.F32]+[.L32]+[.R32])/3" office:value-type="float" office:value="0.852666666666667">
            <text:p>0,852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4">
            <text:p>874</text:p>
          </table:table-cell>
          <table:table-cell office:value-type="float" office:value="0.874">
            <text:p>0,874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/>
          <table:table-cell table:formula="of:=([.F33]+[.L33]+[.R33])/3" office:value-type="float" office:value="0.863333333333333">
            <text:p>0,863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8">
            <text:p>5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0">
            <text:p>920</text:p>
          </table:table-cell>
          <table:table-cell office:value-type="float" office:value="0.92">
            <text:p>0,92</text:p>
          </table:table-cell>
          <table:table-cell office:value-type="float" office:value="3">
            <text:p>3</text:p>
          </table:table-cell>
          <table:table-cell office:value-type="float" office:value="528">
            <text:p>5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 office:value-type="float" office:value="3">
            <text:p>3</text:p>
          </table:table-cell>
          <table:table-cell office:value-type="float" office:value="528">
            <text:p>5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/>
          <table:table-cell table:formula="of:=([.F34]+[.L34]+[.R34])/3" office:value-type="float" office:value="0.930666666666667">
            <text:p>0,930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 office:value-type="float" office:value="3">
            <text:p>3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 office:value-type="float" office:value="3">
            <text:p>3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/>
          <table:table-cell table:formula="of:=([.F35]+[.L35]+[.R35])/3" office:value-type="float" office:value="0.941333333333333">
            <text:p>0,941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0">
            <text:p>5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 office:value-type="float" office:value="3">
            <text:p>3</text:p>
          </table:table-cell>
          <table:table-cell office:value-type="float" office:value="560">
            <text:p>5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1">
            <text:p>951</text:p>
          </table:table-cell>
          <table:table-cell office:value-type="float" office:value="0.951">
            <text:p>0,951</text:p>
          </table:table-cell>
          <table:table-cell office:value-type="float" office:value="3">
            <text:p>3</text:p>
          </table:table-cell>
          <table:table-cell office:value-type="float" office:value="560">
            <text:p>5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/>
          <table:table-cell table:formula="of:=([.F36]+[.L36]+[.R36])/3" office:value-type="float" office:value="0.946333333333333">
            <text:p>0,946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 office:value-type="float" office:value="3">
            <text:p>3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 office:value-type="float" office:value="3">
            <text:p>3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1">
            <text:p>951</text:p>
          </table:table-cell>
          <table:table-cell office:value-type="float" office:value="0.951">
            <text:p>0,951</text:p>
          </table:table-cell>
          <table:table-cell/>
          <table:table-cell table:formula="of:=([.F37]+[.L37]+[.R37])/3" office:value-type="float" office:value="0.951666666666667">
            <text:p>0,951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2">
            <text:p>982</text:p>
          </table:table-cell>
          <table:table-cell office:value-type="float" office:value="0.982">
            <text:p>0,982</text:p>
          </table:table-cell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/>
          <table:table-cell table:formula="of:=([.F38]+[.L38]+[.R38])/3" office:value-type="float" office:value="0.972">
            <text:p>0,97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/>
          <table:table-cell table:formula="of:=([.F39]+[.L39]+[.R39])/3" office:value-type="float" office:value="0.983">
            <text:p>0,98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9">
            <text:p>999</text:p>
          </table:table-cell>
          <table:table-cell office:value-type="float" office:value="0.999">
            <text:p>0,999</text:p>
          </table:table-cell>
          <table:table-cell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8">
            <text:p>998</text:p>
          </table:table-cell>
          <table:table-cell office:value-type="float" office:value="0.998">
            <text:p>0,998</text:p>
          </table:table-cell>
          <table:table-cell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9">
            <text:p>999</text:p>
          </table:table-cell>
          <table:table-cell office:value-type="float" office:value="0.999">
            <text:p>0,999</text:p>
          </table:table-cell>
          <table:table-cell/>
          <table:table-cell table:formula="of:=([.F40]+[.L40]+[.R40])/3" office:value-type="float" office:value="0.998666666666667">
            <text:p>0,998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8">
            <text:p>998</text:p>
          </table:table-cell>
          <table:table-cell office:value-type="float" office:value="0.998">
            <text:p>0,998</text:p>
          </table:table-cell>
          <table:table-cell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8">
            <text:p>998</text:p>
          </table:table-cell>
          <table:table-cell office:value-type="float" office:value="0.998">
            <text:p>0,998</text:p>
          </table:table-cell>
          <table:table-cell/>
          <table:table-cell table:formula="of:=([.F41]+[.L41]+[.R41])/3" office:value-type="float" office:value="1.00333333333333">
            <text:p>1,003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/>
          <table:table-cell table:formula="of:=([.F42]+[.L42]+[.R42])/3" office:value-type="float" office:value="1.02466666666667">
            <text:p>1,024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29">
            <text:p>1029</text:p>
          </table:table-cell>
          <table:table-cell office:value-type="float" office:value="1.029">
            <text:p>1,029</text:p>
          </table:table-cell>
          <table:table-cell office:value-type="float" office:value="3">
            <text:p>3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3">
            <text:p>3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29">
            <text:p>1029</text:p>
          </table:table-cell>
          <table:table-cell office:value-type="float" office:value="1.029">
            <text:p>1,029</text:p>
          </table:table-cell>
          <table:table-cell/>
          <table:table-cell table:formula="of:=([.F43]+[.L43]+[.R43])/3" office:value-type="float" office:value="1.02933333333333">
            <text:p>1,029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88">
            <text:p>6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3">
            <text:p>3</text:p>
          </table:table-cell>
          <table:table-cell office:value-type="float" office:value="688">
            <text:p>6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 office:value-type="float" office:value="3">
            <text:p>3</text:p>
          </table:table-cell>
          <table:table-cell office:value-type="float" office:value="688">
            <text:p>6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/>
          <table:table-cell table:formula="of:=([.F44]+[.L44]+[.R44])/3" office:value-type="float" office:value="1.04">
            <text:p>1,0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61">
            <text:p>1061</text:p>
          </table:table-cell>
          <table:table-cell office:value-type="float" office:value="1.061">
            <text:p>1,061</text:p>
          </table:table-cell>
          <table:table-cell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6">
            <text:p>1046</text:p>
          </table:table-cell>
          <table:table-cell office:value-type="float" office:value="1.046">
            <text:p>1,046</text:p>
          </table:table-cell>
          <table:table-cell/>
          <table:table-cell table:formula="of:=([.F45]+[.L45]+[.R45])/3" office:value-type="float" office:value="1.05066666666667">
            <text:p>1,050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20">
            <text:p>7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 office:value-type="float" office:value="3">
            <text:p>3</text:p>
          </table:table-cell>
          <table:table-cell office:value-type="float" office:value="720">
            <text:p>7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7">
            <text:p>1077</text:p>
          </table:table-cell>
          <table:table-cell office:value-type="float" office:value="1.077">
            <text:p>1,077</text:p>
          </table:table-cell>
          <table:table-cell office:value-type="float" office:value="3">
            <text:p>3</text:p>
          </table:table-cell>
          <table:table-cell office:value-type="float" office:value="720">
            <text:p>7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/>
          <table:table-cell table:formula="of:=([.F46]+[.L46]+[.R46])/3" office:value-type="float" office:value="1.07633333333333">
            <text:p>1,076333333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3">
            <text:p>3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3">
            <text:p>3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/>
          <table:table-cell table:formula="of:=([.F47]+[.L47]+[.R47])/3" office:value-type="float" office:value="1.092">
            <text:p>1,09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52">
            <text:p>7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 office:value-type="float" office:value="3">
            <text:p>3</text:p>
          </table:table-cell>
          <table:table-cell office:value-type="float" office:value="752">
            <text:p>7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7">
            <text:p>1107</text:p>
          </table:table-cell>
          <table:table-cell office:value-type="float" office:value="1.107">
            <text:p>1,107</text:p>
          </table:table-cell>
          <table:table-cell office:value-type="float" office:value="3">
            <text:p>3</text:p>
          </table:table-cell>
          <table:table-cell office:value-type="float" office:value="752">
            <text:p>7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/>
          <table:table-cell table:formula="of:=([.F48]+[.L48]+[.R48])/3" office:value-type="float" office:value="1.10766666666667">
            <text:p>1,10766666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7">
            <text:p>1107</text:p>
          </table:table-cell>
          <table:table-cell office:value-type="float" office:value="1.107">
            <text:p>1,107</text:p>
          </table:table-cell>
          <table:table-cell office:value-type="float" office:value="3">
            <text:p>3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 office:value-type="float" office:value="3">
            <text:p>3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1">
            <text:p>1111</text:p>
          </table:table-cell>
          <table:table-cell office:value-type="float" office:value="1.111">
            <text:p>1,111</text:p>
          </table:table-cell>
          <table:table-cell/>
          <table:table-cell table:formula="of:=([.F49]+[.L49]+[.R49])/3" office:value-type="float" office:value="1.11366666666667">
            <text:p>1,113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7">
            <text:p>297</text:p>
          </table:table-cell>
          <table:table-cell office:value-type="float" office:value="0.297">
            <text:p>0,29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7">
            <text:p>297</text:p>
          </table:table-cell>
          <table:table-cell office:value-type="float" office:value="0.297">
            <text:p>0,29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6">
            <text:p>296</text:p>
          </table:table-cell>
          <table:table-cell office:value-type="float" office:value="0.296">
            <text:p>0,296</text:p>
          </table:table-cell>
          <table:table-cell/>
          <table:table-cell table:formula="of:=([.F50]+[.L50]+[.R50])/3" office:value-type="float" office:value="0.296666666666667">
            <text:p>0,296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/>
          <table:table-cell table:formula="of:=([.F51]+[.L51]+[.R51])/3" office:value-type="float" office:value="0.265">
            <text:p>0,26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">
            <text:p>281</text:p>
          </table:table-cell>
          <table:table-cell office:value-type="float" office:value="0.281">
            <text:p>0,28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">
            <text:p>281</text:p>
          </table:table-cell>
          <table:table-cell office:value-type="float" office:value="0.281">
            <text:p>0,281</text:p>
          </table:table-cell>
          <table:table-cell/>
          <table:table-cell table:formula="of:=([.F52]+[.L52]+[.R52])/3" office:value-type="float" office:value="0.275666666666667">
            <text:p>0,275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6">
            <text:p>296</text:p>
          </table:table-cell>
          <table:table-cell office:value-type="float" office:value="0.296">
            <text:p>0,296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6">
            <text:p>296</text:p>
          </table:table-cell>
          <table:table-cell office:value-type="float" office:value="0.296">
            <text:p>0,296</text:p>
          </table:table-cell>
          <table:table-cell/>
          <table:table-cell table:formula="of:=([.F53]+[.L53]+[.R53])/3" office:value-type="float" office:value="0.301333333333333">
            <text:p>0,301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3">
            <text:p>343</text:p>
          </table:table-cell>
          <table:table-cell office:value-type="float" office:value="0.343">
            <text:p>0,343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3">
            <text:p>343</text:p>
          </table:table-cell>
          <table:table-cell office:value-type="float" office:value="0.343">
            <text:p>0,343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59">
            <text:p>359</text:p>
          </table:table-cell>
          <table:table-cell office:value-type="float" office:value="0.359">
            <text:p>0,359</text:p>
          </table:table-cell>
          <table:table-cell/>
          <table:table-cell table:formula="of:=([.F54]+[.L54]+[.R54])/3" office:value-type="float" office:value="0.348333333333333">
            <text:p>0,348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6">
            <text:p>406</text:p>
          </table:table-cell>
          <table:table-cell office:value-type="float" office:value="0.406">
            <text:p>0,406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6">
            <text:p>406</text:p>
          </table:table-cell>
          <table:table-cell office:value-type="float" office:value="0.406">
            <text:p>0,406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90">
            <text:p>390</text:p>
          </table:table-cell>
          <table:table-cell office:value-type="float" office:value="0.39">
            <text:p>0,39</text:p>
          </table:table-cell>
          <table:table-cell/>
          <table:table-cell table:formula="of:=([.F55]+[.L55]+[.R55])/3" office:value-type="float" office:value="0.400666666666667">
            <text:p>0,400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68">
            <text:p>468</text:p>
          </table:table-cell>
          <table:table-cell office:value-type="float" office:value="0.468">
            <text:p>0,468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52">
            <text:p>452</text:p>
          </table:table-cell>
          <table:table-cell office:value-type="float" office:value="0.452">
            <text:p>0,452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68">
            <text:p>468</text:p>
          </table:table-cell>
          <table:table-cell office:value-type="float" office:value="0.468">
            <text:p>0,468</text:p>
          </table:table-cell>
          <table:table-cell/>
          <table:table-cell table:formula="of:=([.F56]+[.L56]+[.R56])/3" office:value-type="float" office:value="0.462666666666667">
            <text:p>0,462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99">
            <text:p>499</text:p>
          </table:table-cell>
          <table:table-cell office:value-type="float" office:value="0.499">
            <text:p>0,499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15">
            <text:p>515</text:p>
          </table:table-cell>
          <table:table-cell office:value-type="float" office:value="0.515">
            <text:p>0,515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99">
            <text:p>499</text:p>
          </table:table-cell>
          <table:table-cell office:value-type="float" office:value="0.499">
            <text:p>0,499</text:p>
          </table:table-cell>
          <table:table-cell/>
          <table:table-cell table:formula="of:=([.F57]+[.L57]+[.R57])/3" office:value-type="float" office:value="0.504333333333333">
            <text:p>0,504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7">
            <text:p>577</text:p>
          </table:table-cell>
          <table:table-cell office:value-type="float" office:value="0.577">
            <text:p>0,577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7">
            <text:p>577</text:p>
          </table:table-cell>
          <table:table-cell office:value-type="float" office:value="0.577">
            <text:p>0,577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8">
            <text:p>578</text:p>
          </table:table-cell>
          <table:table-cell office:value-type="float" office:value="0.578">
            <text:p>0,578</text:p>
          </table:table-cell>
          <table:table-cell/>
          <table:table-cell table:formula="of:=([.F58]+[.L58]+[.R58])/3" office:value-type="float" office:value="0.577333333333333">
            <text:p>0,577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39">
            <text:p>639</text:p>
          </table:table-cell>
          <table:table-cell office:value-type="float" office:value="0.639">
            <text:p>0,639</text:p>
          </table:table-cell>
          <table:table-cell/>
          <table:table-cell table:formula="of:=([.F59]+[.L59]+[.R59])/3" office:value-type="float" office:value="0.639666666666667">
            <text:p>0,639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7">
            <text:p>687</text:p>
          </table:table-cell>
          <table:table-cell office:value-type="float" office:value="0.687">
            <text:p>0,687</text:p>
          </table:table-cell>
          <table:table-cell/>
          <table:table-cell table:formula="of:=([.F60]+[.L60]+[.R60])/3" office:value-type="float" office:value="0.686333333333333">
            <text:p>0,686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/>
          <table:table-cell table:formula="of:=([.F61]+[.L61]+[.R61])/3" office:value-type="float" office:value="0.702">
            <text:p>0,70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7">
            <text:p>717</text:p>
          </table:table-cell>
          <table:table-cell office:value-type="float" office:value="0.717">
            <text:p>0,717</text:p>
          </table:table-cell>
          <table:table-cell/>
          <table:table-cell table:formula="of:=([.F62]+[.L62]+[.R62])/3" office:value-type="float" office:value="0.712333333333333">
            <text:p>0,712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7">
            <text:p>717</text:p>
          </table:table-cell>
          <table:table-cell office:value-type="float" office:value="0.717">
            <text:p>0,717</text:p>
          </table:table-cell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/>
          <table:table-cell table:formula="of:=([.F63]+[.L63]+[.R63])/3" office:value-type="float" office:value="0.717666666666667">
            <text:p>0,717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49">
            <text:p>749</text:p>
          </table:table-cell>
          <table:table-cell office:value-type="float" office:value="0.749">
            <text:p>0,749</text:p>
          </table:table-cell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49">
            <text:p>749</text:p>
          </table:table-cell>
          <table:table-cell office:value-type="float" office:value="0.749">
            <text:p>0,749</text:p>
          </table:table-cell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49">
            <text:p>749</text:p>
          </table:table-cell>
          <table:table-cell office:value-type="float" office:value="0.749">
            <text:p>0,749</text:p>
          </table:table-cell>
          <table:table-cell/>
          <table:table-cell table:formula="of:=([.F64]+[.L64]+[.R64])/3" office:value-type="float" office:value="0.749">
            <text:p>0,749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5">
            <text:p>795</text:p>
          </table:table-cell>
          <table:table-cell office:value-type="float" office:value="0.795">
            <text:p>0,795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/>
          <table:table-cell table:formula="of:=([.F65]+[.L65]+[.R65])/3" office:value-type="float" office:value="0.785">
            <text:p>0,78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2">
            <text:p>812</text:p>
          </table:table-cell>
          <table:table-cell office:value-type="float" office:value="0.812">
            <text:p>0,812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6">
            <text:p>826</text:p>
          </table:table-cell>
          <table:table-cell office:value-type="float" office:value="0.826">
            <text:p>0,826</text:p>
          </table:table-cell>
          <table:table-cell/>
          <table:table-cell table:formula="of:=([.F66]+[.L66]+[.R66])/3" office:value-type="float" office:value="0.821666666666667">
            <text:p>0,821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3">
            <text:p>843</text:p>
          </table:table-cell>
          <table:table-cell office:value-type="float" office:value="0.843">
            <text:p>0,843</text:p>
          </table:table-cell>
          <table:table-cell/>
          <table:table-cell table:formula="of:=([.F67]+[.L67]+[.R67])/3" office:value-type="float" office:value="0.842333333333333">
            <text:p>0,842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 office:value-type="float" office:value="6">
            <text:p>6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4">
            <text:p>874</text:p>
          </table:table-cell>
          <table:table-cell office:value-type="float" office:value="0.874">
            <text:p>0,874</text:p>
          </table:table-cell>
          <table:table-cell office:value-type="float" office:value="6">
            <text:p>6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/>
          <table:table-cell table:formula="of:=([.F68]+[.L68]+[.R68])/3" office:value-type="float" office:value="0.863333333333333">
            <text:p>0,863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5">
            <text:p>905</text:p>
          </table:table-cell>
          <table:table-cell office:value-type="float" office:value="0.905">
            <text:p>0,905</text:p>
          </table:table-cell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89">
            <text:p>889</text:p>
          </table:table-cell>
          <table:table-cell office:value-type="float" office:value="0.889">
            <text:p>0,889</text:p>
          </table:table-cell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5">
            <text:p>905</text:p>
          </table:table-cell>
          <table:table-cell office:value-type="float" office:value="0.905">
            <text:p>0,905</text:p>
          </table:table-cell>
          <table:table-cell/>
          <table:table-cell table:formula="of:=([.F69]+[.L69]+[.R69])/3" office:value-type="float" office:value="0.899666666666667">
            <text:p>0,899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5">
            <text:p>905</text:p>
          </table:table-cell>
          <table:table-cell office:value-type="float" office:value="0.905">
            <text:p>0,905</text:p>
          </table:table-cell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5">
            <text:p>905</text:p>
          </table:table-cell>
          <table:table-cell office:value-type="float" office:value="0.905">
            <text:p>0,905</text:p>
          </table:table-cell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4">
            <text:p>904</text:p>
          </table:table-cell>
          <table:table-cell office:value-type="float" office:value="0.904">
            <text:p>0,904</text:p>
          </table:table-cell>
          <table:table-cell/>
          <table:table-cell table:formula="of:=([.F70]+[.L70]+[.R70])/3" office:value-type="float" office:value="0.904666666666667">
            <text:p>0,904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0">
            <text:p>920</text:p>
          </table:table-cell>
          <table:table-cell office:value-type="float" office:value="0.92">
            <text:p>0,92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0">
            <text:p>920</text:p>
          </table:table-cell>
          <table:table-cell office:value-type="float" office:value="0.92">
            <text:p>0,92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1">
            <text:p>921</text:p>
          </table:table-cell>
          <table:table-cell office:value-type="float" office:value="0.921">
            <text:p>0,921</text:p>
          </table:table-cell>
          <table:table-cell/>
          <table:table-cell table:formula="of:=([.F71]+[.L71]+[.R71])/3" office:value-type="float" office:value="0.920333333333333">
            <text:p>0,920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6">
            <text:p>6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6">
            <text:p>6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29">
            <text:p>1029</text:p>
          </table:table-cell>
          <table:table-cell office:value-type="float" office:value="1.029">
            <text:p>1,029</text:p>
          </table:table-cell>
          <table:table-cell/>
          <table:table-cell table:formula="of:=([.F72]+[.L72]+[.R72])/3" office:value-type="float" office:value="1.02966666666667">
            <text:p>1,029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7">
            <text:p>1077</text:p>
          </table:table-cell>
          <table:table-cell office:value-type="float" office:value="1.077">
            <text:p>1,077</text:p>
          </table:table-cell>
          <table:table-cell/>
          <table:table-cell table:formula="of:=([.F73]+[.L73]+[.R73])/3" office:value-type="float" office:value="1.07633333333333">
            <text:p>1,076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/>
          <table:table-cell table:formula="of:=([.F74]+[.L74]+[.R74])/3" office:value-type="float" office:value="0.936">
            <text:p>0,936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8">
            <text:p>968</text:p>
          </table:table-cell>
          <table:table-cell office:value-type="float" office:value="0.968">
            <text:p>0,968</text:p>
          </table:table-cell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/>
          <table:table-cell table:formula="of:=([.F75]+[.L75]+[.R75])/3" office:value-type="float" office:value="0.967333333333333">
            <text:p>0,967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2">
            <text:p>982</text:p>
          </table:table-cell>
          <table:table-cell office:value-type="float" office:value="0.982">
            <text:p>0,982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9">
            <text:p>999</text:p>
          </table:table-cell>
          <table:table-cell office:value-type="float" office:value="0.999">
            <text:p>0,999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/>
          <table:table-cell table:formula="of:=([.F76]+[.L76]+[.R76])/3" office:value-type="float" office:value="0.988">
            <text:p>0,98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6">
            <text:p>6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6">
            <text:p>6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29">
            <text:p>1029</text:p>
          </table:table-cell>
          <table:table-cell office:value-type="float" office:value="1.029">
            <text:p>1,029</text:p>
          </table:table-cell>
          <table:table-cell/>
          <table:table-cell table:formula="of:=([.F77]+[.L77]+[.R77])/3" office:value-type="float" office:value="1.02433333333333">
            <text:p>1,024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6">
            <text:p>6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6">
            <text:p>6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/>
          <table:table-cell table:formula="of:=([.F78]+[.L78]+[.R78])/3" office:value-type="float" office:value="1.092">
            <text:p>1,09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4">
            <text:p>1124</text:p>
          </table:table-cell>
          <table:table-cell office:value-type="float" office:value="1.124">
            <text:p>1,124</text:p>
          </table:table-cell>
          <table:table-cell/>
          <table:table-cell table:formula="of:=([.F79]+[.L79]+[.R79])/3" office:value-type="float" office:value="1.12333333333333">
            <text:p>1,123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5">
            <text:p>1155</text:p>
          </table:table-cell>
          <table:table-cell office:value-type="float" office:value="1.155">
            <text:p>1,155</text:p>
          </table:table-cell>
          <table:table-cell office:value-type="float" office:value="6">
            <text:p>6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6">
            <text:p>6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/>
          <table:table-cell table:formula="of:=([.F80]+[.L80]+[.R80])/3" office:value-type="float" office:value="1.15966666666667">
            <text:p>1,159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01">
            <text:p>1201</text:p>
          </table:table-cell>
          <table:table-cell office:value-type="float" office:value="1.201">
            <text:p>1,201</text:p>
          </table:table-cell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5">
            <text:p>1185</text:p>
          </table:table-cell>
          <table:table-cell office:value-type="float" office:value="1.185">
            <text:p>1,185</text:p>
          </table:table-cell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01">
            <text:p>1201</text:p>
          </table:table-cell>
          <table:table-cell office:value-type="float" office:value="1.201">
            <text:p>1,201</text:p>
          </table:table-cell>
          <table:table-cell/>
          <table:table-cell table:formula="of:=([.F81]+[.L81]+[.R81])/3" office:value-type="float" office:value="1.19566666666667">
            <text:p>1,195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28">
            <text:p>5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6">
            <text:p>6</text:p>
          </table:table-cell>
          <table:table-cell office:value-type="float" office:value="528">
            <text:p>5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80">
            <text:p>1280</text:p>
          </table:table-cell>
          <table:table-cell office:value-type="float" office:value="1.28">
            <text:p>1,28</text:p>
          </table:table-cell>
          <table:table-cell office:value-type="float" office:value="6">
            <text:p>6</text:p>
          </table:table-cell>
          <table:table-cell office:value-type="float" office:value="528">
            <text:p>5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/>
          <table:table-cell table:formula="of:=([.F82]+[.L82]+[.R82])/3" office:value-type="float" office:value="1.27933333333333">
            <text:p>1,279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0">
            <text:p>1310</text:p>
          </table:table-cell>
          <table:table-cell office:value-type="float" office:value="1.31">
            <text:p>1,31</text:p>
          </table:table-cell>
          <table:table-cell office:value-type="float" office:value="6">
            <text:p>6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26">
            <text:p>1326</text:p>
          </table:table-cell>
          <table:table-cell office:value-type="float" office:value="1.326">
            <text:p>1,326</text:p>
          </table:table-cell>
          <table:table-cell office:value-type="float" office:value="6">
            <text:p>6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1">
            <text:p>1311</text:p>
          </table:table-cell>
          <table:table-cell office:value-type="float" office:value="1.311">
            <text:p>1,311</text:p>
          </table:table-cell>
          <table:table-cell/>
          <table:table-cell table:formula="of:=([.F83]+[.L83]+[.R83])/3" office:value-type="float" office:value="1.31566666666667">
            <text:p>1,315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60">
            <text:p>5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2">
            <text:p>1342</text:p>
          </table:table-cell>
          <table:table-cell office:value-type="float" office:value="1.342">
            <text:p>1,342</text:p>
          </table:table-cell>
          <table:table-cell office:value-type="float" office:value="6">
            <text:p>6</text:p>
          </table:table-cell>
          <table:table-cell office:value-type="float" office:value="560">
            <text:p>5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 office:value-type="float" office:value="6">
            <text:p>6</text:p>
          </table:table-cell>
          <table:table-cell office:value-type="float" office:value="560">
            <text:p>5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/>
          <table:table-cell table:formula="of:=([.F84]+[.L84]+[.R84])/3" office:value-type="float" office:value="1.34133333333333">
            <text:p>1,341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6">
            <text:p>6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 office:value-type="float" office:value="6">
            <text:p>6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/>
          <table:table-cell table:formula="of:=([.F85]+[.L85]+[.R85])/3" office:value-type="float" office:value="1.36766666666667">
            <text:p>1,367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20">
            <text:p>1420</text:p>
          </table:table-cell>
          <table:table-cell office:value-type="float" office:value="1.42">
            <text:p>1,42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/>
          <table:table-cell table:formula="of:=([.F86]+[.L86]+[.R86])/3" office:value-type="float" office:value="1.40933333333333">
            <text:p>1,409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5">
            <text:p>1435</text:p>
          </table:table-cell>
          <table:table-cell office:value-type="float" office:value="1.435">
            <text:p>1,435</text:p>
          </table:table-cell>
          <table:table-cell office:value-type="float" office:value="6">
            <text:p>6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5">
            <text:p>1435</text:p>
          </table:table-cell>
          <table:table-cell office:value-type="float" office:value="1.435">
            <text:p>1,435</text:p>
          </table:table-cell>
          <table:table-cell office:value-type="float" office:value="6">
            <text:p>6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5">
            <text:p>1435</text:p>
          </table:table-cell>
          <table:table-cell office:value-type="float" office:value="1.435">
            <text:p>1,435</text:p>
          </table:table-cell>
          <table:table-cell/>
          <table:table-cell table:formula="of:=([.F87]+[.L87]+[.R87])/3" office:value-type="float" office:value="1.435">
            <text:p>1,43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24">
            <text:p>6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 office:value-type="float" office:value="6">
            <text:p>6</text:p>
          </table:table-cell>
          <table:table-cell office:value-type="float" office:value="624">
            <text:p>6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7">
            <text:p>1467</text:p>
          </table:table-cell>
          <table:table-cell office:value-type="float" office:value="1.467">
            <text:p>1,467</text:p>
          </table:table-cell>
          <table:table-cell office:value-type="float" office:value="6">
            <text:p>6</text:p>
          </table:table-cell>
          <table:table-cell office:value-type="float" office:value="624">
            <text:p>6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7">
            <text:p>1467</text:p>
          </table:table-cell>
          <table:table-cell office:value-type="float" office:value="1.467">
            <text:p>1,467</text:p>
          </table:table-cell>
          <table:table-cell/>
          <table:table-cell table:formula="of:=([.F88]+[.L88]+[.R88])/3" office:value-type="float" office:value="1.46666666666667">
            <text:p>1,466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7">
            <text:p>1497</text:p>
          </table:table-cell>
          <table:table-cell office:value-type="float" office:value="1.497">
            <text:p>1,497</text:p>
          </table:table-cell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7">
            <text:p>1497</text:p>
          </table:table-cell>
          <table:table-cell office:value-type="float" office:value="1.497">
            <text:p>1,497</text:p>
          </table:table-cell>
          <table:table-cell/>
          <table:table-cell table:formula="of:=([.F89]+[.L89]+[.R89])/3" office:value-type="float" office:value="1.49733333333333">
            <text:p>1,497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6">
            <text:p>6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4">
            <text:p>1544</text:p>
          </table:table-cell>
          <table:table-cell office:value-type="float" office:value="1.544">
            <text:p>1,544</text:p>
          </table:table-cell>
          <table:table-cell office:value-type="float" office:value="6">
            <text:p>6</text:p>
          </table:table-cell>
          <table:table-cell office:value-type="float" office:value="656">
            <text:p>6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5">
            <text:p>1545</text:p>
          </table:table-cell>
          <table:table-cell office:value-type="float" office:value="1.545">
            <text:p>1,545</text:p>
          </table:table-cell>
          <table:table-cell office:value-type="float" office:value="6">
            <text:p>6</text:p>
          </table:table-cell>
          <table:table-cell office:value-type="float" office:value="656">
            <text:p>6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5">
            <text:p>1545</text:p>
          </table:table-cell>
          <table:table-cell office:value-type="float" office:value="1.545">
            <text:p>1,545</text:p>
          </table:table-cell>
          <table:table-cell/>
          <table:table-cell table:formula="of:=([.F90]+[.L90]+[.R90])/3" office:value-type="float" office:value="1.54466666666667">
            <text:p>1,544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6">
            <text:p>1576</text:p>
          </table:table-cell>
          <table:table-cell office:value-type="float" office:value="1.576">
            <text:p>1,576</text:p>
          </table:table-cell>
          <table:table-cell office:value-type="float" office:value="6">
            <text:p>6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5">
            <text:p>1575</text:p>
          </table:table-cell>
          <table:table-cell office:value-type="float" office:value="1.575">
            <text:p>1,575</text:p>
          </table:table-cell>
          <table:table-cell office:value-type="float" office:value="6">
            <text:p>6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5">
            <text:p>1575</text:p>
          </table:table-cell>
          <table:table-cell office:value-type="float" office:value="1.575">
            <text:p>1,575</text:p>
          </table:table-cell>
          <table:table-cell/>
          <table:table-cell table:formula="of:=([.F91]+[.L91]+[.R91])/3" office:value-type="float" office:value="1.57533333333333">
            <text:p>1,575333333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88">
            <text:p>6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6">
            <text:p>6</text:p>
          </table:table-cell>
          <table:table-cell office:value-type="float" office:value="688">
            <text:p>6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6">
            <text:p>6</text:p>
          </table:table-cell>
          <table:table-cell office:value-type="float" office:value="688">
            <text:p>6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/>
          <table:table-cell table:formula="of:=([.F92]+[.L92]+[.R92])/3" office:value-type="float" office:value="1.607">
            <text:p>1,60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8">
            <text:p>1638</text:p>
          </table:table-cell>
          <table:table-cell office:value-type="float" office:value="1.638">
            <text:p>1,638</text:p>
          </table:table-cell>
          <table:table-cell office:value-type="float" office:value="6">
            <text:p>6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8">
            <text:p>1638</text:p>
          </table:table-cell>
          <table:table-cell office:value-type="float" office:value="1.638">
            <text:p>1,638</text:p>
          </table:table-cell>
          <table:table-cell office:value-type="float" office:value="6">
            <text:p>6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8">
            <text:p>1638</text:p>
          </table:table-cell>
          <table:table-cell office:value-type="float" office:value="1.638">
            <text:p>1,638</text:p>
          </table:table-cell>
          <table:table-cell/>
          <table:table-cell table:formula="of:=([.F93]+[.L93]+[.R93])/3" office:value-type="float" office:value="1.638">
            <text:p>1,63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20">
            <text:p>7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85">
            <text:p>1685</text:p>
          </table:table-cell>
          <table:table-cell office:value-type="float" office:value="1.685">
            <text:p>1,685</text:p>
          </table:table-cell>
          <table:table-cell office:value-type="float" office:value="6">
            <text:p>6</text:p>
          </table:table-cell>
          <table:table-cell office:value-type="float" office:value="720">
            <text:p>7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85">
            <text:p>1685</text:p>
          </table:table-cell>
          <table:table-cell office:value-type="float" office:value="1.685">
            <text:p>1,685</text:p>
          </table:table-cell>
          <table:table-cell office:value-type="float" office:value="6">
            <text:p>6</text:p>
          </table:table-cell>
          <table:table-cell office:value-type="float" office:value="720">
            <text:p>7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85">
            <text:p>1685</text:p>
          </table:table-cell>
          <table:table-cell office:value-type="float" office:value="1.685">
            <text:p>1,685</text:p>
          </table:table-cell>
          <table:table-cell/>
          <table:table-cell table:formula="of:=([.F94]+[.L94]+[.R94])/3" office:value-type="float" office:value="1.685">
            <text:p>1,68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6">
            <text:p>1716</text:p>
          </table:table-cell>
          <table:table-cell office:value-type="float" office:value="1.716">
            <text:p>1,716</text:p>
          </table:table-cell>
          <table:table-cell office:value-type="float" office:value="6">
            <text:p>6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6">
            <text:p>1716</text:p>
          </table:table-cell>
          <table:table-cell office:value-type="float" office:value="1.716">
            <text:p>1,716</text:p>
          </table:table-cell>
          <table:table-cell office:value-type="float" office:value="6">
            <text:p>6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6">
            <text:p>1716</text:p>
          </table:table-cell>
          <table:table-cell office:value-type="float" office:value="1.716">
            <text:p>1,716</text:p>
          </table:table-cell>
          <table:table-cell/>
          <table:table-cell table:formula="of:=([.F95]+[.L95]+[.R95])/3" office:value-type="float" office:value="1.716">
            <text:p>1,716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52">
            <text:p>7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2">
            <text:p>1762</text:p>
          </table:table-cell>
          <table:table-cell office:value-type="float" office:value="1.762">
            <text:p>1,762</text:p>
          </table:table-cell>
          <table:table-cell office:value-type="float" office:value="6">
            <text:p>6</text:p>
          </table:table-cell>
          <table:table-cell office:value-type="float" office:value="752">
            <text:p>7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3">
            <text:p>1763</text:p>
          </table:table-cell>
          <table:table-cell office:value-type="float" office:value="1.763">
            <text:p>1,763</text:p>
          </table:table-cell>
          <table:table-cell office:value-type="float" office:value="6">
            <text:p>6</text:p>
          </table:table-cell>
          <table:table-cell office:value-type="float" office:value="752">
            <text:p>7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3">
            <text:p>1763</text:p>
          </table:table-cell>
          <table:table-cell office:value-type="float" office:value="1.763">
            <text:p>1,763</text:p>
          </table:table-cell>
          <table:table-cell/>
          <table:table-cell table:formula="of:=([.F96]+[.L96]+[.R96])/3" office:value-type="float" office:value="1.76266666666667">
            <text:p>1,762666666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94">
            <text:p>1794</text:p>
          </table:table-cell>
          <table:table-cell office:value-type="float" office:value="1.794">
            <text:p>1,794</text:p>
          </table:table-cell>
          <table:table-cell office:value-type="float" office:value="6">
            <text:p>6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94">
            <text:p>1794</text:p>
          </table:table-cell>
          <table:table-cell office:value-type="float" office:value="1.794">
            <text:p>1,794</text:p>
          </table:table-cell>
          <table:table-cell office:value-type="float" office:value="6">
            <text:p>6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94">
            <text:p>1794</text:p>
          </table:table-cell>
          <table:table-cell office:value-type="float" office:value="1.794">
            <text:p>1,794</text:p>
          </table:table-cell>
          <table:table-cell/>
          <table:table-cell table:formula="of:=([.F97]+[.L97]+[.R97])/3" office:value-type="float" office:value="1.794">
            <text:p>1,794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">
            <text:p>266</text:p>
          </table:table-cell>
          <table:table-cell office:value-type="float" office:value="0.266">
            <text:p>0,26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/>
          <table:table-cell table:formula="of:=([.F98]+[.L98]+[.R98])/3" office:value-type="float" office:value="0.265333333333333">
            <text:p>0,265333333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">
            <text:p>280</text:p>
          </table:table-cell>
          <table:table-cell office:value-type="float" office:value="0.28">
            <text:p>0,28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">
            <text:p>281</text:p>
          </table:table-cell>
          <table:table-cell office:value-type="float" office:value="0.281">
            <text:p>0,28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">
            <text:p>281</text:p>
          </table:table-cell>
          <table:table-cell office:value-type="float" office:value="0.281">
            <text:p>0,281</text:p>
          </table:table-cell>
          <table:table-cell/>
          <table:table-cell table:formula="of:=([.F99]+[.L99]+[.R99])/3" office:value-type="float" office:value="0.280666666666667">
            <text:p>0,280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8">
            <text:p>328</text:p>
          </table:table-cell>
          <table:table-cell office:value-type="float" office:value="0.328">
            <text:p>0,328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7">
            <text:p>327</text:p>
          </table:table-cell>
          <table:table-cell office:value-type="float" office:value="0.327">
            <text:p>0,327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7">
            <text:p>327</text:p>
          </table:table-cell>
          <table:table-cell office:value-type="float" office:value="0.327">
            <text:p>0,327</text:p>
          </table:table-cell>
          <table:table-cell/>
          <table:table-cell table:formula="of:=([.F100]+[.L100]+[.R100])/3" office:value-type="float" office:value="0.327333333333333">
            <text:p>0,327333333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6">
            <text:p>406</text:p>
          </table:table-cell>
          <table:table-cell office:value-type="float" office:value="0.406">
            <text:p>0,406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90">
            <text:p>390</text:p>
          </table:table-cell>
          <table:table-cell office:value-type="float" office:value="0.39">
            <text:p>0,39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6">
            <text:p>406</text:p>
          </table:table-cell>
          <table:table-cell office:value-type="float" office:value="0.406">
            <text:p>0,406</text:p>
          </table:table-cell>
          <table:table-cell/>
          <table:table-cell table:formula="of:=([.F101]+[.L101]+[.R101])/3" office:value-type="float" office:value="0.400666666666667">
            <text:p>0,400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83">
            <text:p>483</text:p>
          </table:table-cell>
          <table:table-cell office:value-type="float" office:value="0.483">
            <text:p>0,483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99">
            <text:p>499</text:p>
          </table:table-cell>
          <table:table-cell office:value-type="float" office:value="0.499">
            <text:p>0,499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84">
            <text:p>484</text:p>
          </table:table-cell>
          <table:table-cell office:value-type="float" office:value="0.484">
            <text:p>0,484</text:p>
          </table:table-cell>
          <table:table-cell/>
          <table:table-cell table:formula="of:=([.F102]+[.L102]+[.R102])/3" office:value-type="float" office:value="0.488666666666667">
            <text:p>0,488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7">
            <text:p>577</text:p>
          </table:table-cell>
          <table:table-cell office:value-type="float" office:value="0.577">
            <text:p>0,577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62">
            <text:p>562</text:p>
          </table:table-cell>
          <table:table-cell office:value-type="float" office:value="0.562">
            <text:p>0,562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7">
            <text:p>577</text:p>
          </table:table-cell>
          <table:table-cell office:value-type="float" office:value="0.577">
            <text:p>0,577</text:p>
          </table:table-cell>
          <table:table-cell/>
          <table:table-cell table:formula="of:=([.F103]+[.L103]+[.R103])/3" office:value-type="float" office:value="0.572">
            <text:p>0,572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7">
            <text:p>687</text:p>
          </table:table-cell>
          <table:table-cell office:value-type="float" office:value="0.687">
            <text:p>0,687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/>
          <table:table-cell table:formula="of:=([.F104]+[.L104]+[.R104])/3" office:value-type="float" office:value="0.681333333333333">
            <text:p>0,681333333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/>
          <table:table-cell table:formula="of:=([.F105]+[.L105]+[.R105])/3" office:value-type="float" office:value="0.696666666666667">
            <text:p>0,696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/>
          <table:table-cell table:formula="of:=([.F106]+[.L106]+[.R106])/3" office:value-type="float" office:value="0.728">
            <text:p>0,72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5">
            <text:p>765</text:p>
          </table:table-cell>
          <table:table-cell office:value-type="float" office:value="0.765">
            <text:p>0,765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/>
          <table:table-cell table:formula="of:=([.F107]+[.L107]+[.R107])/3" office:value-type="float" office:value="0.769666666666667">
            <text:p>0,769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6">
            <text:p>796</text:p>
          </table:table-cell>
          <table:table-cell office:value-type="float" office:value="0.796">
            <text:p>0,796</text:p>
          </table:table-cell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6">
            <text:p>796</text:p>
          </table:table-cell>
          <table:table-cell office:value-type="float" office:value="0.796">
            <text:p>0,796</text:p>
          </table:table-cell>
          <table:table-cell/>
          <table:table-cell table:formula="of:=([.F108]+[.L108]+[.R108])/3" office:value-type="float" office:value="0.801">
            <text:p>0,80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6">
            <text:p>826</text:p>
          </table:table-cell>
          <table:table-cell office:value-type="float" office:value="0.826">
            <text:p>0,826</text:p>
          </table:table-cell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/>
          <table:table-cell table:formula="of:=([.F109]+[.L109]+[.R109])/3" office:value-type="float" office:value="0.826666666666667">
            <text:p>0,826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5">
            <text:p>905</text:p>
          </table:table-cell>
          <table:table-cell office:value-type="float" office:value="0.905">
            <text:p>0,905</text:p>
          </table:table-cell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5">
            <text:p>905</text:p>
          </table:table-cell>
          <table:table-cell office:value-type="float" office:value="0.905">
            <text:p>0,905</text:p>
          </table:table-cell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0">
            <text:p>920</text:p>
          </table:table-cell>
          <table:table-cell office:value-type="float" office:value="0.92">
            <text:p>0,92</text:p>
          </table:table-cell>
          <table:table-cell/>
          <table:table-cell table:formula="of:=([.F110]+[.L110]+[.R110])/3" office:value-type="float" office:value="0.91">
            <text:p>0,9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 office:value-type="float" office:value="9">
            <text:p>9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 office:value-type="float" office:value="9">
            <text:p>9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/>
          <table:table-cell table:formula="of:=([.F111]+[.L111]+[.R111])/3" office:value-type="float" office:value="0.941333333333333">
            <text:p>0,941333333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61">
            <text:p>1061</text:p>
          </table:table-cell>
          <table:table-cell office:value-type="float" office:value="1.061">
            <text:p>1,061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/>
          <table:table-cell table:formula="of:=([.F112]+[.L112]+[.R112])/3" office:value-type="float" office:value="1.071">
            <text:p>1,07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/>
          <table:table-cell table:formula="of:=([.F113]+[.L113]+[.R113])/3" office:value-type="float" office:value="1.113">
            <text:p>1,11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2">
            <text:p>982</text:p>
          </table:table-cell>
          <table:table-cell office:value-type="float" office:value="0.982">
            <text:p>0,982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/>
          <table:table-cell table:formula="of:=([.F114]+[.L114]+[.R114])/3" office:value-type="float" office:value="0.977333333333333">
            <text:p>0,977333333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9">
            <text:p>999</text:p>
          </table:table-cell>
          <table:table-cell office:value-type="float" office:value="0.999">
            <text:p>0,999</text:p>
          </table:table-cell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8">
            <text:p>998</text:p>
          </table:table-cell>
          <table:table-cell office:value-type="float" office:value="0.998">
            <text:p>0,998</text:p>
          </table:table-cell>
          <table:table-cell/>
          <table:table-cell table:formula="of:=([.F115]+[.L115]+[.R115])/3" office:value-type="float" office:value="1.00366666666667">
            <text:p>1,003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61">
            <text:p>1061</text:p>
          </table:table-cell>
          <table:table-cell office:value-type="float" office:value="1.061">
            <text:p>1,061</text:p>
          </table:table-cell>
          <table:table-cell office:value-type="float" office:value="9">
            <text:p>9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 office:value-type="float" office:value="9">
            <text:p>9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61">
            <text:p>1061</text:p>
          </table:table-cell>
          <table:table-cell office:value-type="float" office:value="1.061">
            <text:p>1,061</text:p>
          </table:table-cell>
          <table:table-cell/>
          <table:table-cell table:formula="of:=([.F116]+[.L116]+[.R116])/3" office:value-type="float" office:value="1.05566666666667">
            <text:p>1,055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9">
            <text:p>9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9">
            <text:p>9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/>
          <table:table-cell table:formula="of:=([.F117]+[.L117]+[.R117])/3" office:value-type="float" office:value="1.08666666666667">
            <text:p>1,086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7">
            <text:p>1107</text:p>
          </table:table-cell>
          <table:table-cell office:value-type="float" office:value="1.107">
            <text:p>1,107</text:p>
          </table:table-cell>
          <table:table-cell office:value-type="float" office:value="9">
            <text:p>9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 office:value-type="float" office:value="9">
            <text:p>9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4">
            <text:p>1124</text:p>
          </table:table-cell>
          <table:table-cell office:value-type="float" office:value="1.124">
            <text:p>1,124</text:p>
          </table:table-cell>
          <table:table-cell/>
          <table:table-cell table:formula="of:=([.F118]+[.L118]+[.R118])/3" office:value-type="float" office:value="1.118">
            <text:p>1,11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5">
            <text:p>1155</text:p>
          </table:table-cell>
          <table:table-cell office:value-type="float" office:value="1.155">
            <text:p>1,155</text:p>
          </table:table-cell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/>
          <table:table-cell table:formula="of:=([.F119]+[.L119]+[.R119])/3" office:value-type="float" office:value="1.15966666666667">
            <text:p>1,159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01">
            <text:p>1201</text:p>
          </table:table-cell>
          <table:table-cell office:value-type="float" office:value="1.201">
            <text:p>1,201</text:p>
          </table:table-cell>
          <table:table-cell office:value-type="float" office:value="9">
            <text:p>9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17">
            <text:p>1217</text:p>
          </table:table-cell>
          <table:table-cell office:value-type="float" office:value="1.217">
            <text:p>1,217</text:p>
          </table:table-cell>
          <table:table-cell office:value-type="float" office:value="9">
            <text:p>9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17">
            <text:p>1217</text:p>
          </table:table-cell>
          <table:table-cell office:value-type="float" office:value="1.217">
            <text:p>1,217</text:p>
          </table:table-cell>
          <table:table-cell/>
          <table:table-cell table:formula="of:=([.F120]+[.L120]+[.R120])/3" office:value-type="float" office:value="1.21166666666667">
            <text:p>1,211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 office:value-type="float" office:value="9">
            <text:p>9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2">
            <text:p>1232</text:p>
          </table:table-cell>
          <table:table-cell office:value-type="float" office:value="1.232">
            <text:p>1,232</text:p>
          </table:table-cell>
          <table:table-cell office:value-type="float" office:value="9">
            <text:p>9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/>
          <table:table-cell table:formula="of:=([.F121]+[.L121]+[.R121])/3" office:value-type="float" office:value="1.24266666666667">
            <text:p>1,242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3">
            <text:p>1233</text:p>
          </table:table-cell>
          <table:table-cell office:value-type="float" office:value="1.233">
            <text:p>1,233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2">
            <text:p>1232</text:p>
          </table:table-cell>
          <table:table-cell office:value-type="float" office:value="1.232">
            <text:p>1,232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17">
            <text:p>1217</text:p>
          </table:table-cell>
          <table:table-cell office:value-type="float" office:value="1.217">
            <text:p>1,217</text:p>
          </table:table-cell>
          <table:table-cell/>
          <table:table-cell table:formula="of:=([.F122]+[.L122]+[.R122])/3" office:value-type="float" office:value="1.22733333333333">
            <text:p>1,227333333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9">
            <text:p>9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95">
            <text:p>1295</text:p>
          </table:table-cell>
          <table:table-cell office:value-type="float" office:value="1.295">
            <text:p>1,295</text:p>
          </table:table-cell>
          <table:table-cell office:value-type="float" office:value="9">
            <text:p>9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94">
            <text:p>1294</text:p>
          </table:table-cell>
          <table:table-cell office:value-type="float" office:value="1.294">
            <text:p>1,294</text:p>
          </table:table-cell>
          <table:table-cell/>
          <table:table-cell table:formula="of:=([.F123]+[.L123]+[.R123])/3" office:value-type="float" office:value="1.28933333333333">
            <text:p>1,289333333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2">
            <text:p>1342</text:p>
          </table:table-cell>
          <table:table-cell office:value-type="float" office:value="1.342">
            <text:p>1,342</text:p>
          </table:table-cell>
          <table:table-cell office:value-type="float" office:value="9">
            <text:p>9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26">
            <text:p>1326</text:p>
          </table:table-cell>
          <table:table-cell office:value-type="float" office:value="1.326">
            <text:p>1,326</text:p>
          </table:table-cell>
          <table:table-cell office:value-type="float" office:value="9">
            <text:p>9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27">
            <text:p>1327</text:p>
          </table:table-cell>
          <table:table-cell office:value-type="float" office:value="1.327">
            <text:p>1,327</text:p>
          </table:table-cell>
          <table:table-cell/>
          <table:table-cell table:formula="of:=([.F124]+[.L124]+[.R124])/3" office:value-type="float" office:value="1.33166666666667">
            <text:p>1,331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2">
            <text:p>1372</text:p>
          </table:table-cell>
          <table:table-cell office:value-type="float" office:value="1.372">
            <text:p>1,372</text:p>
          </table:table-cell>
          <table:table-cell office:value-type="float" office:value="9">
            <text:p>9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9">
            <text:p>1389</text:p>
          </table:table-cell>
          <table:table-cell office:value-type="float" office:value="1.389">
            <text:p>1,389</text:p>
          </table:table-cell>
          <table:table-cell office:value-type="float" office:value="9">
            <text:p>9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8">
            <text:p>1388</text:p>
          </table:table-cell>
          <table:table-cell office:value-type="float" office:value="1.388">
            <text:p>1,388</text:p>
          </table:table-cell>
          <table:table-cell/>
          <table:table-cell table:formula="of:=([.F125]+[.L125]+[.R125])/3" office:value-type="float" office:value="1.383">
            <text:p>1,38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 office:value-type="float" office:value="9">
            <text:p>9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7">
            <text:p>1497</text:p>
          </table:table-cell>
          <table:table-cell office:value-type="float" office:value="1.497">
            <text:p>1,497</text:p>
          </table:table-cell>
          <table:table-cell office:value-type="float" office:value="9">
            <text:p>9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/>
          <table:table-cell table:formula="of:=([.F126]+[.L126]+[.R126])/3" office:value-type="float" office:value="1.49766666666667">
            <text:p>1,497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60">
            <text:p>1560</text:p>
          </table:table-cell>
          <table:table-cell office:value-type="float" office:value="1.56">
            <text:p>1,56</text:p>
          </table:table-cell>
          <table:table-cell office:value-type="float" office:value="9">
            <text:p>9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60">
            <text:p>1560</text:p>
          </table:table-cell>
          <table:table-cell office:value-type="float" office:value="1.56">
            <text:p>1,56</text:p>
          </table:table-cell>
          <table:table-cell office:value-type="float" office:value="9">
            <text:p>9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60">
            <text:p>1560</text:p>
          </table:table-cell>
          <table:table-cell office:value-type="float" office:value="1.56">
            <text:p>1,56</text:p>
          </table:table-cell>
          <table:table-cell/>
          <table:table-cell table:formula="of:=([.F127]+[.L127]+[.R127])/3" office:value-type="float" office:value="1.56">
            <text:p>1,56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9">
            <text:p>9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9">
            <text:p>9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/>
          <table:table-cell table:formula="of:=([.F128]+[.L128]+[.R128])/3" office:value-type="float" office:value="1.60666666666667">
            <text:p>1,606666666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85">
            <text:p>1685</text:p>
          </table:table-cell>
          <table:table-cell office:value-type="float" office:value="1.685">
            <text:p>1,685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69">
            <text:p>1669</text:p>
          </table:table-cell>
          <table:table-cell office:value-type="float" office:value="1.669">
            <text:p>1,669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70">
            <text:p>1670</text:p>
          </table:table-cell>
          <table:table-cell office:value-type="float" office:value="1.67">
            <text:p>1,67</text:p>
          </table:table-cell>
          <table:table-cell/>
          <table:table-cell table:formula="of:=([.F129]+[.L129]+[.R129])/3" office:value-type="float" office:value="1.67466666666667">
            <text:p>1,6746666667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9">
            <text:p>249</text:p>
          </table:table-cell>
          <table:table-cell office:value-type="float" office:value="0.249">
            <text:p>0,24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">
            <text:p>266</text:p>
          </table:table-cell>
          <table:table-cell office:value-type="float" office:value="0.266">
            <text:p>0,26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/>
          <table:table-cell table:formula="of:=([.F130]+[.L130]+[.R130])/3" office:value-type="float" office:value="0.26">
            <text:p>0,26</text:p>
          </table:table-cell>
          <table:table-cell/>
          <table:table-cell office:value-type="string">
            <text:p>HIER!!!!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/>
          <table:table-cell table:formula="of:=([.F131]+[.L131]+[.R131])/3" office:value-type="float" office:value="0.312">
            <text:p>0,312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6">
            <text:p>406</text:p>
          </table:table-cell>
          <table:table-cell office:value-type="float" office:value="0.406">
            <text:p>0,406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5">
            <text:p>405</text:p>
          </table:table-cell>
          <table:table-cell office:value-type="float" office:value="0.405">
            <text:p>0,40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5">
            <text:p>405</text:p>
          </table:table-cell>
          <table:table-cell office:value-type="float" office:value="0.405">
            <text:p>0,405</text:p>
          </table:table-cell>
          <table:table-cell/>
          <table:table-cell table:formula="of:=([.F132]+[.L132]+[.R132])/3" office:value-type="float" office:value="0.405333333333333">
            <text:p>0,405333333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15">
            <text:p>515</text:p>
          </table:table-cell>
          <table:table-cell office:value-type="float" office:value="0.515">
            <text:p>0,515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15">
            <text:p>515</text:p>
          </table:table-cell>
          <table:table-cell office:value-type="float" office:value="0.515">
            <text:p>0,515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15">
            <text:p>515</text:p>
          </table:table-cell>
          <table:table-cell office:value-type="float" office:value="0.515">
            <text:p>0,515</text:p>
          </table:table-cell>
          <table:table-cell/>
          <table:table-cell table:formula="of:=([.F133]+[.L133]+[.R133])/3" office:value-type="float" office:value="0.515">
            <text:p>0,51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5">
            <text:p>655</text:p>
          </table:table-cell>
          <table:table-cell office:value-type="float" office:value="0.655">
            <text:p>0,655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/>
          <table:table-cell table:formula="of:=([.F134]+[.L134]+[.R134])/3" office:value-type="float" office:value="0.645">
            <text:p>0,64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/>
          <table:table-cell table:formula="of:=([.F135]+[.L135]+[.R135])/3" office:value-type="float" office:value="0.696666666666667">
            <text:p>0,6966666667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5">
            <text:p>765</text:p>
          </table:table-cell>
          <table:table-cell office:value-type="float" office:value="0.765">
            <text:p>0,765</text:p>
          </table:table-cell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/>
          <table:table-cell table:formula="of:=([.F136]+[.L136]+[.R136])/3" office:value-type="float" office:value="0.764333333333333">
            <text:p>0,764333333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/>
          <table:table-cell table:formula="of:=([.F137]+[.L137]+[.R137])/3" office:value-type="float" office:value="0.78">
            <text:p>0,78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3">
            <text:p>843</text:p>
          </table:table-cell>
          <table:table-cell office:value-type="float" office:value="0.843">
            <text:p>0,843</text:p>
          </table:table-cell>
          <table:table-cell/>
          <table:table-cell table:formula="of:=([.F138]+[.L138]+[.R138])/3" office:value-type="float" office:value="0.842333333333333">
            <text:p>0,842333333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5">
            <text:p>905</text:p>
          </table:table-cell>
          <table:table-cell office:value-type="float" office:value="0.905">
            <text:p>0,905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5">
            <text:p>905</text:p>
          </table:table-cell>
          <table:table-cell office:value-type="float" office:value="0.905">
            <text:p>0,905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4">
            <text:p>904</text:p>
          </table:table-cell>
          <table:table-cell office:value-type="float" office:value="0.904">
            <text:p>0,904</text:p>
          </table:table-cell>
          <table:table-cell/>
          <table:table-cell table:formula="of:=([.F139]+[.L139]+[.R139])/3" office:value-type="float" office:value="0.904666666666667">
            <text:p>0,9046666667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 office:value-type="float" office:value="12">
            <text:p>12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 office:value-type="float" office:value="12">
            <text:p>12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/>
          <table:table-cell table:formula="of:=([.F140]+[.L140]+[.R140])/3" office:value-type="float" office:value="1.108">
            <text:p>1,108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/>
          <table:table-cell table:formula="of:=([.F141]+[.L141]+[.R141])/3" office:value-type="float" office:value="1.15933333333333">
            <text:p>1,159333333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 office:value-type="float" office:value="12">
            <text:p>12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 office:value-type="float" office:value="12">
            <text:p>12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/>
          <table:table-cell table:formula="of:=([.F142]+[.L142]+[.R142])/3" office:value-type="float" office:value="0.972333333333333">
            <text:p>0,972333333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12">
            <text:p>12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12">
            <text:p>12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/>
          <table:table-cell table:formula="of:=([.F143]+[.L143]+[.R143])/3" office:value-type="float" office:value="1.01933333333333">
            <text:p>1,019333333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12">
            <text:p>12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12">
            <text:p>12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/>
          <table:table-cell table:formula="of:=([.F144]+[.L144]+[.R144])/3" office:value-type="float" office:value="1.092">
            <text:p>1,092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5">
            <text:p>1155</text:p>
          </table:table-cell>
          <table:table-cell office:value-type="float" office:value="1.155">
            <text:p>1,155</text:p>
          </table:table-cell>
          <table:table-cell/>
          <table:table-cell table:formula="of:=([.F145]+[.L145]+[.R145])/3" office:value-type="float" office:value="1.15433333333333">
            <text:p>1,154333333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12">
            <text:p>12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12">
            <text:p>12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/>
          <table:table-cell table:formula="of:=([.F146]+[.L146]+[.R146])/3" office:value-type="float" office:value="1.17">
            <text:p>1,17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3">
            <text:p>1233</text:p>
          </table:table-cell>
          <table:table-cell office:value-type="float" office:value="1.233">
            <text:p>1,233</text:p>
          </table:table-cell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3">
            <text:p>1233</text:p>
          </table:table-cell>
          <table:table-cell office:value-type="float" office:value="1.233">
            <text:p>1,233</text:p>
          </table:table-cell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2">
            <text:p>1232</text:p>
          </table:table-cell>
          <table:table-cell office:value-type="float" office:value="1.232">
            <text:p>1,232</text:p>
          </table:table-cell>
          <table:table-cell/>
          <table:table-cell table:formula="of:=([.F147]+[.L147]+[.R147])/3" office:value-type="float" office:value="1.23266666666667">
            <text:p>1,2326666667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12">
            <text:p>12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12">
            <text:p>12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/>
          <table:table-cell table:formula="of:=([.F148]+[.L148]+[.R148])/3" office:value-type="float" office:value="1.279">
            <text:p>1,279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 office:value-type="float" office:value="12">
            <text:p>12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 office:value-type="float" office:value="12">
            <text:p>12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/>
          <table:table-cell table:formula="of:=([.F149]+[.L149]+[.R149])/3" office:value-type="float" office:value="1.357">
            <text:p>1,357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8">
            <text:p>1388</text:p>
          </table:table-cell>
          <table:table-cell office:value-type="float" office:value="1.388">
            <text:p>1,388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9">
            <text:p>1389</text:p>
          </table:table-cell>
          <table:table-cell office:value-type="float" office:value="1.389">
            <text:p>1,389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9">
            <text:p>1389</text:p>
          </table:table-cell>
          <table:table-cell office:value-type="float" office:value="1.389">
            <text:p>1,389</text:p>
          </table:table-cell>
          <table:table-cell/>
          <table:table-cell table:formula="of:=([.F150]+[.L150]+[.R150])/3" office:value-type="float" office:value="1.38866666666667">
            <text:p>1,3886666667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7">
            <text:p>1467</text:p>
          </table:table-cell>
          <table:table-cell office:value-type="float" office:value="1.467">
            <text:p>1,467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/>
          <table:table-cell table:formula="of:=([.F151]+[.L151]+[.R151])/3" office:value-type="float" office:value="1.46633333333333">
            <text:p>1,466333333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9">
            <text:p>1529</text:p>
          </table:table-cell>
          <table:table-cell office:value-type="float" office:value="1.529">
            <text:p>1,529</text:p>
          </table:table-cell>
          <table:table-cell office:value-type="float" office:value="12">
            <text:p>12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9">
            <text:p>1529</text:p>
          </table:table-cell>
          <table:table-cell office:value-type="float" office:value="1.529">
            <text:p>1,529</text:p>
          </table:table-cell>
          <table:table-cell office:value-type="float" office:value="12">
            <text:p>12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13">
            <text:p>1513</text:p>
          </table:table-cell>
          <table:table-cell office:value-type="float" office:value="1.513">
            <text:p>1,513</text:p>
          </table:table-cell>
          <table:table-cell/>
          <table:table-cell table:formula="of:=([.F152]+[.L152]+[.R152])/3" office:value-type="float" office:value="1.52366666666667">
            <text:p>1,5236666667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91">
            <text:p>1591</text:p>
          </table:table-cell>
          <table:table-cell office:value-type="float" office:value="1.591">
            <text:p>1,591</text:p>
          </table:table-cell>
          <table:table-cell office:value-type="float" office:value="12">
            <text:p>12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91">
            <text:p>1591</text:p>
          </table:table-cell>
          <table:table-cell office:value-type="float" office:value="1.591">
            <text:p>1,591</text:p>
          </table:table-cell>
          <table:table-cell office:value-type="float" office:value="12">
            <text:p>12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/>
          <table:table-cell table:formula="of:=([.F153]+[.L153]+[.R153])/3" office:value-type="float" office:value="1.59633333333333">
            <text:p>1,596333333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">
            <text:p>281</text:p>
          </table:table-cell>
          <table:table-cell office:value-type="float" office:value="0.281">
            <text:p>0,28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/>
          <table:table-cell table:formula="of:=([.F154]+[.L154]+[.R154])/3" office:value-type="float" office:value="0.270333333333333">
            <text:p>0,270333333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59">
            <text:p>359</text:p>
          </table:table-cell>
          <table:table-cell office:value-type="float" office:value="0.359">
            <text:p>0,359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3">
            <text:p>343</text:p>
          </table:table-cell>
          <table:table-cell office:value-type="float" office:value="0.343">
            <text:p>0,343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59">
            <text:p>359</text:p>
          </table:table-cell>
          <table:table-cell office:value-type="float" office:value="0.359">
            <text:p>0,359</text:p>
          </table:table-cell>
          <table:table-cell/>
          <table:table-cell table:formula="of:=([.F155]+[.L155]+[.R155])/3" office:value-type="float" office:value="0.353666666666667">
            <text:p>0,3536666667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83">
            <text:p>483</text:p>
          </table:table-cell>
          <table:table-cell office:value-type="float" office:value="0.483">
            <text:p>0,483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84">
            <text:p>484</text:p>
          </table:table-cell>
          <table:table-cell office:value-type="float" office:value="0.484">
            <text:p>0,484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84">
            <text:p>484</text:p>
          </table:table-cell>
          <table:table-cell office:value-type="float" office:value="0.484">
            <text:p>0,484</text:p>
          </table:table-cell>
          <table:table-cell/>
          <table:table-cell table:formula="of:=([.F156]+[.L156]+[.R156])/3" office:value-type="float" office:value="0.483666666666667">
            <text:p>0,4836666667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39">
            <text:p>639</text:p>
          </table:table-cell>
          <table:table-cell office:value-type="float" office:value="0.639">
            <text:p>0,639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39">
            <text:p>639</text:p>
          </table:table-cell>
          <table:table-cell office:value-type="float" office:value="0.639">
            <text:p>0,639</text:p>
          </table:table-cell>
          <table:table-cell/>
          <table:table-cell table:formula="of:=([.F157]+[.L157]+[.R157])/3" office:value-type="float" office:value="0.639333333333333">
            <text:p>0,639333333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/>
          <table:table-cell table:formula="of:=([.F158]+[.L158]+[.R158])/3" office:value-type="float" office:value="0.723">
            <text:p>0,72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5">
            <text:p>765</text:p>
          </table:table-cell>
          <table:table-cell office:value-type="float" office:value="0.765">
            <text:p>0,765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/>
          <table:table-cell table:formula="of:=([.F159]+[.L159]+[.R159])/3" office:value-type="float" office:value="0.764333333333333">
            <text:p>0,764333333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3">
            <text:p>843</text:p>
          </table:table-cell>
          <table:table-cell office:value-type="float" office:value="0.843">
            <text:p>0,843</text:p>
          </table:table-cell>
          <table:table-cell/>
          <table:table-cell table:formula="of:=([.F160]+[.L160]+[.R160])/3" office:value-type="float" office:value="0.837333333333333">
            <text:p>0,837333333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90">
            <text:p>890</text:p>
          </table:table-cell>
          <table:table-cell office:value-type="float" office:value="0.89">
            <text:p>0,89</text:p>
          </table:table-cell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89">
            <text:p>889</text:p>
          </table:table-cell>
          <table:table-cell office:value-type="float" office:value="0.889">
            <text:p>0,889</text:p>
          </table:table-cell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89">
            <text:p>889</text:p>
          </table:table-cell>
          <table:table-cell office:value-type="float" office:value="0.889">
            <text:p>0,889</text:p>
          </table:table-cell>
          <table:table-cell/>
          <table:table-cell table:formula="of:=([.F161]+[.L161]+[.R161])/3" office:value-type="float" office:value="0.889333333333333">
            <text:p>0,889333333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0">
            <text:p>920</text:p>
          </table:table-cell>
          <table:table-cell office:value-type="float" office:value="0.92">
            <text:p>0,92</text:p>
          </table:table-cell>
          <table:table-cell office:value-type="float" office:value="15">
            <text:p>15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0">
            <text:p>920</text:p>
          </table:table-cell>
          <table:table-cell office:value-type="float" office:value="0.92">
            <text:p>0,92</text:p>
          </table:table-cell>
          <table:table-cell office:value-type="float" office:value="15">
            <text:p>15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0">
            <text:p>920</text:p>
          </table:table-cell>
          <table:table-cell office:value-type="float" office:value="0.92">
            <text:p>0,92</text:p>
          </table:table-cell>
          <table:table-cell/>
          <table:table-cell table:formula="of:=([.F162]+[.L162]+[.R162])/3" office:value-type="float" office:value="0.92">
            <text:p>0,92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/>
          <table:table-cell table:formula="of:=([.F163]+[.L163]+[.R163])/3" office:value-type="float" office:value="0.983">
            <text:p>0,98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7">
            <text:p>1107</text:p>
          </table:table-cell>
          <table:table-cell office:value-type="float" office:value="1.107">
            <text:p>1,107</text:p>
          </table:table-cell>
          <table:table-cell office:value-type="float" office:value="15">
            <text:p>15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 office:value-type="float" office:value="15">
            <text:p>15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/>
          <table:table-cell table:formula="of:=([.F164]+[.L164]+[.R164])/3" office:value-type="float" office:value="1.10766666666667">
            <text:p>1,1076666667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/>
          <table:table-cell table:formula="of:=([.F165]+[.L165]+[.R165])/3" office:value-type="float" office:value="1.17">
            <text:p>1,17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 office:value-type="float" office:value="15">
            <text:p>15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7">
            <text:p>1107</text:p>
          </table:table-cell>
          <table:table-cell office:value-type="float" office:value="1.107">
            <text:p>1,107</text:p>
          </table:table-cell>
          <table:table-cell office:value-type="float" office:value="15">
            <text:p>15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7">
            <text:p>1107</text:p>
          </table:table-cell>
          <table:table-cell office:value-type="float" office:value="1.107">
            <text:p>1,107</text:p>
          </table:table-cell>
          <table:table-cell/>
          <table:table-cell table:formula="of:=([.F166]+[.L166]+[.R166])/3" office:value-type="float" office:value="1.10733333333333">
            <text:p>1,107333333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6">
            <text:p>1186</text:p>
          </table:table-cell>
          <table:table-cell office:value-type="float" office:value="1.186">
            <text:p>1,186</text:p>
          </table:table-cell>
          <table:table-cell office:value-type="float" office:value="15">
            <text:p>15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6">
            <text:p>1186</text:p>
          </table:table-cell>
          <table:table-cell office:value-type="float" office:value="1.186">
            <text:p>1,186</text:p>
          </table:table-cell>
          <table:table-cell office:value-type="float" office:value="15">
            <text:p>15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6">
            <text:p>1186</text:p>
          </table:table-cell>
          <table:table-cell office:value-type="float" office:value="1.186">
            <text:p>1,186</text:p>
          </table:table-cell>
          <table:table-cell/>
          <table:table-cell table:formula="of:=([.F167]+[.L167]+[.R167])/3" office:value-type="float" office:value="1.186">
            <text:p>1,186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15">
            <text:p>15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95">
            <text:p>1295</text:p>
          </table:table-cell>
          <table:table-cell office:value-type="float" office:value="1.295">
            <text:p>1,295</text:p>
          </table:table-cell>
          <table:table-cell office:value-type="float" office:value="15">
            <text:p>15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/>
          <table:table-cell table:formula="of:=([.F168]+[.L168]+[.R168])/3" office:value-type="float" office:value="1.28433333333333">
            <text:p>1,284333333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2">
            <text:p>1372</text:p>
          </table:table-cell>
          <table:table-cell office:value-type="float" office:value="1.372">
            <text:p>1,372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/>
          <table:table-cell table:formula="of:=([.F169]+[.L169]+[.R169])/3" office:value-type="float" office:value="1.37266666666667">
            <text:p>1,3726666667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 office:value-type="float" office:value="15">
            <text:p>15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9">
            <text:p>1389</text:p>
          </table:table-cell>
          <table:table-cell office:value-type="float" office:value="1.389">
            <text:p>1,389</text:p>
          </table:table-cell>
          <table:table-cell office:value-type="float" office:value="15">
            <text:p>15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/>
          <table:table-cell table:formula="of:=([.F170]+[.L170]+[.R170])/3" office:value-type="float" office:value="1.399">
            <text:p>1,399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 office:value-type="float" office:value="15">
            <text:p>15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 office:value-type="float" office:value="15">
            <text:p>15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/>
          <table:table-cell table:formula="of:=([.F171]+[.L171]+[.R171])/3" office:value-type="float" office:value="1.482">
            <text:p>1,482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60">
            <text:p>1560</text:p>
          </table:table-cell>
          <table:table-cell office:value-type="float" office:value="1.56">
            <text:p>1,56</text:p>
          </table:table-cell>
          <table:table-cell office:value-type="float" office:value="15">
            <text:p>15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5">
            <text:p>1575</text:p>
          </table:table-cell>
          <table:table-cell office:value-type="float" office:value="1.575">
            <text:p>1,575</text:p>
          </table:table-cell>
          <table:table-cell office:value-type="float" office:value="15">
            <text:p>15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6">
            <text:p>1576</text:p>
          </table:table-cell>
          <table:table-cell office:value-type="float" office:value="1.576">
            <text:p>1,576</text:p>
          </table:table-cell>
          <table:table-cell/>
          <table:table-cell table:formula="of:=([.F172]+[.L172]+[.R172])/3" office:value-type="float" office:value="1.57033333333333">
            <text:p>1,5703333333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">
            <text:p>280</text:p>
          </table:table-cell>
          <table:table-cell office:value-type="float" office:value="0.28">
            <text:p>0,2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">
            <text:p>266</text:p>
          </table:table-cell>
          <table:table-cell office:value-type="float" office:value="0.266">
            <text:p>0,26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/>
          <table:table-cell table:formula="of:=([.F173]+[.L173]+[.R173])/3" office:value-type="float" office:value="0.270333333333333">
            <text:p>0,2703333333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6">
            <text:p>406</text:p>
          </table:table-cell>
          <table:table-cell office:value-type="float" office:value="0.406">
            <text:p>0,40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5">
            <text:p>405</text:p>
          </table:table-cell>
          <table:table-cell office:value-type="float" office:value="0.405">
            <text:p>0,405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5">
            <text:p>405</text:p>
          </table:table-cell>
          <table:table-cell office:value-type="float" office:value="0.405">
            <text:p>0,405</text:p>
          </table:table-cell>
          <table:table-cell/>
          <table:table-cell table:formula="of:=([.F174]+[.L174]+[.R174])/3" office:value-type="float" office:value="0.405333333333333">
            <text:p>0,4053333333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7">
            <text:p>577</text:p>
          </table:table-cell>
          <table:table-cell office:value-type="float" office:value="0.577">
            <text:p>0,577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93">
            <text:p>593</text:p>
          </table:table-cell>
          <table:table-cell office:value-type="float" office:value="0.593">
            <text:p>0,59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8">
            <text:p>578</text:p>
          </table:table-cell>
          <table:table-cell office:value-type="float" office:value="0.578">
            <text:p>0,578</text:p>
          </table:table-cell>
          <table:table-cell/>
          <table:table-cell table:formula="of:=([.F175]+[.L175]+[.R175])/3" office:value-type="float" office:value="0.582666666666667">
            <text:p>0,582666666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/>
          <table:table-cell table:formula="of:=([.F176]+[.L176]+[.R176])/3" office:value-type="float" office:value="0.696666666666667">
            <text:p>0,696666666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6">
            <text:p>796</text:p>
          </table:table-cell>
          <table:table-cell office:value-type="float" office:value="0.796">
            <text:p>0,796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5">
            <text:p>795</text:p>
          </table:table-cell>
          <table:table-cell office:value-type="float" office:value="0.795">
            <text:p>0,795</text:p>
          </table:table-cell>
          <table:table-cell/>
          <table:table-cell table:formula="of:=([.F177]+[.L177]+[.R177])/3" office:value-type="float" office:value="0.790333333333333">
            <text:p>0,7903333333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/>
          <table:table-cell table:formula="of:=([.F178]+[.L178]+[.R178])/3" office:value-type="float" office:value="0.816333333333333">
            <text:p>0,8163333333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7">
            <text:p>1077</text:p>
          </table:table-cell>
          <table:table-cell office:value-type="float" office:value="1.077">
            <text:p>1,077</text:p>
          </table:table-cell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7">
            <text:p>1077</text:p>
          </table:table-cell>
          <table:table-cell office:value-type="float" office:value="1.077">
            <text:p>1,077</text:p>
          </table:table-cell>
          <table:table-cell/>
          <table:table-cell table:formula="of:=([.F179]+[.L179]+[.R179])/3" office:value-type="float" office:value="1.07666666666667">
            <text:p>1,076666666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4">
            <text:p>1124</text:p>
          </table:table-cell>
          <table:table-cell office:value-type="float" office:value="1.124">
            <text:p>1,12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/>
          <table:table-cell table:formula="of:=([.F180]+[.L180]+[.R180])/3" office:value-type="float" office:value="1.12333333333333">
            <text:p>1,1233333333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8">
            <text:p>998</text:p>
          </table:table-cell>
          <table:table-cell office:value-type="float" office:value="0.998">
            <text:p>0,998</text:p>
          </table:table-cell>
          <table:table-cell/>
          <table:table-cell table:formula="of:=([.F181]+[.L181]+[.R181])/3" office:value-type="float" office:value="1.00866666666667">
            <text:p>1,008666666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/>
          <table:table-cell table:formula="of:=([.F182]+[.L182]+[.R182])/3" office:value-type="float" office:value="1.08133333333333">
            <text:p>1,0813333333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/>
          <table:table-cell table:formula="of:=([.F183]+[.L183]+[.R183])/3" office:value-type="float" office:value="1.17">
            <text:p>1,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64">
            <text:p>1264</text:p>
          </table:table-cell>
          <table:table-cell office:value-type="float" office:value="1.264">
            <text:p>1,264</text:p>
          </table:table-cell>
          <table:table-cell office:value-type="float" office:value="18">
            <text:p>18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64">
            <text:p>1264</text:p>
          </table:table-cell>
          <table:table-cell office:value-type="float" office:value="1.264">
            <text:p>1,264</text:p>
          </table:table-cell>
          <table:table-cell office:value-type="float" office:value="18">
            <text:p>18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64">
            <text:p>1264</text:p>
          </table:table-cell>
          <table:table-cell office:value-type="float" office:value="1.264">
            <text:p>1,264</text:p>
          </table:table-cell>
          <table:table-cell/>
          <table:table-cell table:formula="of:=([.F184]+[.L184]+[.R184])/3" office:value-type="float" office:value="1.264">
            <text:p>1,264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18">
            <text:p>18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18">
            <text:p>18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/>
          <table:table-cell table:formula="of:=([.F185]+[.L185]+[.R185])/3" office:value-type="float" office:value="1.279">
            <text:p>1,279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18">
            <text:p>18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18">
            <text:p>18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/>
          <table:table-cell table:formula="of:=([.F186]+[.L186]+[.R186])/3" office:value-type="float" office:value="1.373">
            <text:p>1,373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7">
            <text:p>1497</text:p>
          </table:table-cell>
          <table:table-cell office:value-type="float" office:value="1.497">
            <text:p>1,497</text:p>
          </table:table-cell>
          <table:table-cell office:value-type="float" office:value="18">
            <text:p>18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7">
            <text:p>1497</text:p>
          </table:table-cell>
          <table:table-cell office:value-type="float" office:value="1.497">
            <text:p>1,497</text:p>
          </table:table-cell>
          <table:table-cell office:value-type="float" office:value="18">
            <text:p>18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/>
          <table:table-cell table:formula="of:=([.F187]+[.L187]+[.R187])/3" office:value-type="float" office:value="1.49733333333333">
            <text:p>1,4973333333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3">
            <text:p>1623</text:p>
          </table:table-cell>
          <table:table-cell office:value-type="float" office:value="1.623">
            <text:p>1,623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3">
            <text:p>1623</text:p>
          </table:table-cell>
          <table:table-cell office:value-type="float" office:value="1.623">
            <text:p>1,623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/>
          <table:table-cell table:formula="of:=([.F188]+[.L188]+[.R188])/3" office:value-type="float" office:value="1.62266666666667">
            <text:p>1,6226666667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6">
            <text:p>296</text:p>
          </table:table-cell>
          <table:table-cell office:value-type="float" office:value="0.296">
            <text:p>0,29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6">
            <text:p>296</text:p>
          </table:table-cell>
          <table:table-cell office:value-type="float" office:value="0.296">
            <text:p>0,29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">
            <text:p>281</text:p>
          </table:table-cell>
          <table:table-cell office:value-type="float" office:value="0.281">
            <text:p>0,281</text:p>
          </table:table-cell>
          <table:table-cell/>
          <table:table-cell table:formula="of:=([.F189]+[.L189]+[.R189])/3" office:value-type="float" office:value="0.291">
            <text:p>0,291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37">
            <text:p>437</text:p>
          </table:table-cell>
          <table:table-cell office:value-type="float" office:value="0.437">
            <text:p>0,437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53">
            <text:p>453</text:p>
          </table:table-cell>
          <table:table-cell office:value-type="float" office:value="0.453">
            <text:p>0,453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52">
            <text:p>452</text:p>
          </table:table-cell>
          <table:table-cell office:value-type="float" office:value="0.452">
            <text:p>0,452</text:p>
          </table:table-cell>
          <table:table-cell/>
          <table:table-cell table:formula="of:=([.F190]+[.L190]+[.R190])/3" office:value-type="float" office:value="0.447333333333333">
            <text:p>0,447333333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7">
            <text:p>687</text:p>
          </table:table-cell>
          <table:table-cell office:value-type="float" office:value="0.687">
            <text:p>0,687</text:p>
          </table:table-cell>
          <table:table-cell/>
          <table:table-cell table:formula="of:=([.F191]+[.L191]+[.R191])/3" office:value-type="float" office:value="0.686333333333333">
            <text:p>0,686333333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/>
          <table:table-cell table:formula="of:=([.F192]+[.L192]+[.R192])/3" office:value-type="float" office:value="0.733">
            <text:p>0,73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4">
            <text:p>874</text:p>
          </table:table-cell>
          <table:table-cell office:value-type="float" office:value="0.874">
            <text:p>0,874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3">
            <text:p>873</text:p>
          </table:table-cell>
          <table:table-cell office:value-type="float" office:value="0.873">
            <text:p>0,873</text:p>
          </table:table-cell>
          <table:table-cell/>
          <table:table-cell table:formula="of:=([.F193]+[.L193]+[.R193])/3" office:value-type="float" office:value="0.868333333333333">
            <text:p>0,868333333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/>
          <table:table-cell table:formula="of:=([.F194]+[.L194]+[.R194])/3" office:value-type="float" office:value="0.983">
            <text:p>0,98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 office:value-type="float" office:value="21">
            <text:p>21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21">
            <text:p>21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7">
            <text:p>1077</text:p>
          </table:table-cell>
          <table:table-cell office:value-type="float" office:value="1.077">
            <text:p>1,077</text:p>
          </table:table-cell>
          <table:table-cell/>
          <table:table-cell table:formula="of:=([.F195]+[.L195]+[.R195])/3" office:value-type="float" office:value="1.08166666666667">
            <text:p>1,0816666667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 office:value-type="float" office:value="21">
            <text:p>21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 office:value-type="float" office:value="21">
            <text:p>21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/>
          <table:table-cell table:formula="of:=([.F196]+[.L196]+[.R196])/3" office:value-type="float" office:value="1.123">
            <text:p>1,12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4">
            <text:p>1124</text:p>
          </table:table-cell>
          <table:table-cell office:value-type="float" office:value="1.124">
            <text:p>1,124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7">
            <text:p>1107</text:p>
          </table:table-cell>
          <table:table-cell office:value-type="float" office:value="1.107">
            <text:p>1,107</text:p>
          </table:table-cell>
          <table:table-cell/>
          <table:table-cell table:formula="of:=([.F197]+[.L197]+[.R197])/3" office:value-type="float" office:value="1.113">
            <text:p>1,11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01">
            <text:p>1201</text:p>
          </table:table-cell>
          <table:table-cell office:value-type="float" office:value="1.201">
            <text:p>1,201</text:p>
          </table:table-cell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17">
            <text:p>1217</text:p>
          </table:table-cell>
          <table:table-cell office:value-type="float" office:value="1.217">
            <text:p>1,217</text:p>
          </table:table-cell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17">
            <text:p>1217</text:p>
          </table:table-cell>
          <table:table-cell office:value-type="float" office:value="1.217">
            <text:p>1,217</text:p>
          </table:table-cell>
          <table:table-cell/>
          <table:table-cell table:formula="of:=([.F198]+[.L198]+[.R198])/3" office:value-type="float" office:value="1.21166666666667">
            <text:p>1,2116666667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0">
            <text:p>1310</text:p>
          </table:table-cell>
          <table:table-cell office:value-type="float" office:value="1.31">
            <text:p>1,31</text:p>
          </table:table-cell>
          <table:table-cell office:value-type="float" office:value="21">
            <text:p>21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0">
            <text:p>1310</text:p>
          </table:table-cell>
          <table:table-cell office:value-type="float" office:value="1.31">
            <text:p>1,31</text:p>
          </table:table-cell>
          <table:table-cell office:value-type="float" office:value="21">
            <text:p>21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1">
            <text:p>1311</text:p>
          </table:table-cell>
          <table:table-cell office:value-type="float" office:value="1.311">
            <text:p>1,311</text:p>
          </table:table-cell>
          <table:table-cell/>
          <table:table-cell table:formula="of:=([.F199]+[.L199]+[.R199])/3" office:value-type="float" office:value="1.31033333333333">
            <text:p>1,310333333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20">
            <text:p>1420</text:p>
          </table:table-cell>
          <table:table-cell office:value-type="float" office:value="1.42">
            <text:p>1,42</text:p>
          </table:table-cell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20">
            <text:p>1420</text:p>
          </table:table-cell>
          <table:table-cell office:value-type="float" office:value="1.42">
            <text:p>1,42</text:p>
          </table:table-cell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19">
            <text:p>1419</text:p>
          </table:table-cell>
          <table:table-cell office:value-type="float" office:value="1.419">
            <text:p>1,419</text:p>
          </table:table-cell>
          <table:table-cell/>
          <table:table-cell table:formula="of:=([.F200]+[.L200]+[.R200])/3" office:value-type="float" office:value="1.41966666666667">
            <text:p>1,4196666667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0">
            <text:p>1450</text:p>
          </table:table-cell>
          <table:table-cell office:value-type="float" office:value="1.45">
            <text:p>1,45</text:p>
          </table:table-cell>
          <table:table-cell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7">
            <text:p>1467</text:p>
          </table:table-cell>
          <table:table-cell office:value-type="float" office:value="1.467">
            <text:p>1,467</text:p>
          </table:table-cell>
          <table:table-cell/>
          <table:table-cell table:formula="of:=([.F201]+[.L201]+[.R201])/3" office:value-type="float" office:value="1.461">
            <text:p>1,461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/>
          <table:table-cell table:formula="of:=([.F202]+[.L202]+[.R202])/3" office:value-type="float" office:value="0.312">
            <text:p>0,312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15">
            <text:p>515</text:p>
          </table:table-cell>
          <table:table-cell office:value-type="float" office:value="0.515">
            <text:p>0,515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15">
            <text:p>515</text:p>
          </table:table-cell>
          <table:table-cell office:value-type="float" office:value="0.515">
            <text:p>0,515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14">
            <text:p>514</text:p>
          </table:table-cell>
          <table:table-cell office:value-type="float" office:value="0.514">
            <text:p>0,514</text:p>
          </table:table-cell>
          <table:table-cell/>
          <table:table-cell table:formula="of:=([.F203]+[.L203]+[.R203])/3" office:value-type="float" office:value="0.514666666666667">
            <text:p>0,514666666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/>
          <table:table-cell table:formula="of:=([.F204]+[.L204]+[.R204])/3" office:value-type="float" office:value="0.718">
            <text:p>0,718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/>
          <table:table-cell table:formula="of:=([.F205]+[.L205]+[.R205])/3" office:value-type="float" office:value="0.78">
            <text:p>0,78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/>
          <table:table-cell table:formula="of:=([.F206]+[.L206]+[.R206])/3" office:value-type="float" office:value="1.014">
            <text:p>1,014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8">
            <text:p>1138</text:p>
          </table:table-cell>
          <table:table-cell office:value-type="float" office:value="1.138">
            <text:p>1,138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/>
          <table:table-cell table:formula="of:=([.F207]+[.L207]+[.R207])/3" office:value-type="float" office:value="1.13866666666667">
            <text:p>1,138666666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/>
          <table:table-cell table:formula="of:=([.F208]+[.L208]+[.R208])/3" office:value-type="float" office:value="1.092">
            <text:p>1,092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5">
            <text:p>1155</text:p>
          </table:table-cell>
          <table:table-cell office:value-type="float" office:value="1.155">
            <text:p>1,155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/>
          <table:table-cell table:formula="of:=([.F209]+[.L209]+[.R209])/3" office:value-type="float" office:value="1.15966666666667">
            <text:p>1,159666666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2">
            <text:p>1232</text:p>
          </table:table-cell>
          <table:table-cell office:value-type="float" office:value="1.232">
            <text:p>1,232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16">
            <text:p>1216</text:p>
          </table:table-cell>
          <table:table-cell office:value-type="float" office:value="1.216">
            <text:p>1,216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3">
            <text:p>1233</text:p>
          </table:table-cell>
          <table:table-cell office:value-type="float" office:value="1.233">
            <text:p>1,233</text:p>
          </table:table-cell>
          <table:table-cell/>
          <table:table-cell table:formula="of:=([.F210]+[.L210]+[.R210])/3" office:value-type="float" office:value="1.227">
            <text:p>1,22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2">
            <text:p>1342</text:p>
          </table:table-cell>
          <table:table-cell office:value-type="float" office:value="1.342">
            <text:p>1,342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8">
            <text:p>1358</text:p>
          </table:table-cell>
          <table:table-cell office:value-type="float" office:value="1.358">
            <text:p>1,358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/>
          <table:table-cell table:formula="of:=([.F211]+[.L211]+[.R211])/3" office:value-type="float" office:value="1.347">
            <text:p>1,34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 office:value-type="float" office:value="24">
            <text:p>24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 office:value-type="float" office:value="24">
            <text:p>24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7">
            <text:p>1467</text:p>
          </table:table-cell>
          <table:table-cell office:value-type="float" office:value="1.467">
            <text:p>1,467</text:p>
          </table:table-cell>
          <table:table-cell/>
          <table:table-cell table:formula="of:=([.F212]+[.L212]+[.R212])/3" office:value-type="float" office:value="1.46633333333333">
            <text:p>1,466333333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/>
          <table:table-cell table:formula="of:=([.F213]+[.L213]+[.R213])/3" office:value-type="float" office:value="1.60666666666667">
            <text:p>1,6066666667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8">
            <text:p>328</text:p>
          </table:table-cell>
          <table:table-cell office:value-type="float" office:value="0.328">
            <text:p>0,328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7">
            <text:p>327</text:p>
          </table:table-cell>
          <table:table-cell office:value-type="float" office:value="0.327">
            <text:p>0,327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8">
            <text:p>328</text:p>
          </table:table-cell>
          <table:table-cell office:value-type="float" office:value="0.328">
            <text:p>0,328</text:p>
          </table:table-cell>
          <table:table-cell/>
          <table:table-cell table:formula="of:=([.F214]+[.L214]+[.R214])/3" office:value-type="float" office:value="0.327666666666667">
            <text:p>0,3276666667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7">
            <text:p>577</text:p>
          </table:table-cell>
          <table:table-cell office:value-type="float" office:value="0.577">
            <text:p>0,577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62">
            <text:p>562</text:p>
          </table:table-cell>
          <table:table-cell office:value-type="float" office:value="0.562">
            <text:p>0,56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7">
            <text:p>577</text:p>
          </table:table-cell>
          <table:table-cell office:value-type="float" office:value="0.577">
            <text:p>0,577</text:p>
          </table:table-cell>
          <table:table-cell/>
          <table:table-cell table:formula="of:=([.F215]+[.L215]+[.R215])/3" office:value-type="float" office:value="0.572">
            <text:p>0,572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49">
            <text:p>749</text:p>
          </table:table-cell>
          <table:table-cell office:value-type="float" office:value="0.749">
            <text:p>0,749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49">
            <text:p>749</text:p>
          </table:table-cell>
          <table:table-cell office:value-type="float" office:value="0.749">
            <text:p>0,749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/>
          <table:table-cell table:formula="of:=([.F216]+[.L216]+[.R216])/3" office:value-type="float" office:value="0.743666666666667">
            <text:p>0,7436666667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5">
            <text:p>795</text:p>
          </table:table-cell>
          <table:table-cell office:value-type="float" office:value="0.795">
            <text:p>0,795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2">
            <text:p>812</text:p>
          </table:table-cell>
          <table:table-cell office:value-type="float" office:value="0.812">
            <text:p>0,812</text:p>
          </table:table-cell>
          <table:table-cell/>
          <table:table-cell table:formula="of:=([.F217]+[.L217]+[.R217])/3" office:value-type="float" office:value="0.806">
            <text:p>0,80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29">
            <text:p>1029</text:p>
          </table:table-cell>
          <table:table-cell office:value-type="float" office:value="1.029">
            <text:p>1,029</text:p>
          </table:table-cell>
          <table:table-cell/>
          <table:table-cell table:formula="of:=([.F218]+[.L218]+[.R218])/3" office:value-type="float" office:value="1.02433333333333">
            <text:p>1,0243333333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/>
          <table:table-cell table:formula="of:=([.F219]+[.L219]+[.R219])/3" office:value-type="float" office:value="1.139">
            <text:p>1,139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/>
          <table:table-cell table:formula="of:=([.F220]+[.L220]+[.R220])/3" office:value-type="float" office:value="1.154">
            <text:p>1,154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64">
            <text:p>1264</text:p>
          </table:table-cell>
          <table:table-cell office:value-type="float" office:value="1.264">
            <text:p>1,264</text:p>
          </table:table-cell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64">
            <text:p>1264</text:p>
          </table:table-cell>
          <table:table-cell office:value-type="float" office:value="1.264">
            <text:p>1,264</text:p>
          </table:table-cell>
          <table:table-cell/>
          <table:table-cell table:formula="of:=([.F221]+[.L221]+[.R221])/3" office:value-type="float" office:value="1.269">
            <text:p>1,269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 office:value-type="float" office:value="27">
            <text:p>27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2">
            <text:p>1342</text:p>
          </table:table-cell>
          <table:table-cell office:value-type="float" office:value="1.342">
            <text:p>1,342</text:p>
          </table:table-cell>
          <table:table-cell office:value-type="float" office:value="27">
            <text:p>27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/>
          <table:table-cell table:formula="of:=([.F222]+[.L222]+[.R222])/3" office:value-type="float" office:value="1.352">
            <text:p>1,352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 office:value-type="float" office:value="27">
            <text:p>27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 office:value-type="float" office:value="27">
            <text:p>27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/>
          <table:table-cell table:formula="of:=([.F223]+[.L223]+[.R223])/3" office:value-type="float" office:value="1.48733333333333">
            <text:p>1,4873333333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3">
            <text:p>343</text:p>
          </table:table-cell>
          <table:table-cell office:value-type="float" office:value="0.343">
            <text:p>0,3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3">
            <text:p>343</text:p>
          </table:table-cell>
          <table:table-cell office:value-type="float" office:value="0.343">
            <text:p>0,3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3">
            <text:p>343</text:p>
          </table:table-cell>
          <table:table-cell office:value-type="float" office:value="0.343">
            <text:p>0,343</text:p>
          </table:table-cell>
          <table:table-cell/>
          <table:table-cell table:formula="of:=([.F224]+[.L224]+[.R224])/3" office:value-type="float" office:value="0.343">
            <text:p>0,343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27">
            <text:p>627</text:p>
          </table:table-cell>
          <table:table-cell office:value-type="float" office:value="0.627">
            <text:p>0,62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/>
          <table:table-cell table:formula="of:=([.F225]+[.L225]+[.R225])/3" office:value-type="float" office:value="0.635666666666667">
            <text:p>0,6356666667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/>
          <table:table-cell table:formula="of:=([.F226]+[.L226]+[.R226])/3" office:value-type="float" office:value="0.764">
            <text:p>0,76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3">
            <text:p>843</text:p>
          </table:table-cell>
          <table:table-cell office:value-type="float" office:value="0.843">
            <text:p>0,843</text:p>
          </table:table-cell>
          <table:table-cell/>
          <table:table-cell table:formula="of:=([.F227]+[.L227]+[.R227])/3" office:value-type="float" office:value="0.842333333333333">
            <text:p>0,8423333333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29">
            <text:p>1029</text:p>
          </table:table-cell>
          <table:table-cell office:value-type="float" office:value="1.029">
            <text:p>1,029</text:p>
          </table:table-cell>
          <table:table-cell/>
          <table:table-cell table:formula="of:=([.F228]+[.L228]+[.R228])/3" office:value-type="float" office:value="1.02966666666667">
            <text:p>1,0296666667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/>
          <table:table-cell table:formula="of:=([.F229]+[.L229]+[.R229])/3" office:value-type="float" office:value="1.139">
            <text:p>1,139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/>
          <table:table-cell table:formula="of:=([.F230]+[.L230]+[.R230])/3" office:value-type="float" office:value="1.248">
            <text:p>1,248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/>
          <table:table-cell table:formula="of:=([.F231]+[.L231]+[.R231])/3" office:value-type="float" office:value="1.373">
            <text:p>1,373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/>
          <table:table-cell table:formula="of:=([.F232]+[.L232]+[.R232])/3" office:value-type="float" office:value="1.482">
            <text:p>1,48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">
            <text:p>280</text:p>
          </table:table-cell>
          <table:table-cell office:value-type="float" office:value="0.28">
            <text:p>0,28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">
            <text:p>280</text:p>
          </table:table-cell>
          <table:table-cell office:value-type="float" office:value="0.28">
            <text:p>0,28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/>
          <table:table-cell table:formula="of:=([.F233]+[.L233]+[.R233])/3" office:value-type="float" office:value="0.275">
            <text:p>0,275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6">
            <text:p>656</text:p>
          </table:table-cell>
          <table:table-cell office:value-type="float" office:value="0.656">
            <text:p>0,65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6">
            <text:p>656</text:p>
          </table:table-cell>
          <table:table-cell office:value-type="float" office:value="0.656">
            <text:p>0,65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/>
          <table:table-cell table:formula="of:=([.F234]+[.L234]+[.R234])/3" office:value-type="float" office:value="0.661">
            <text:p>0,661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5">
            <text:p>795</text:p>
          </table:table-cell>
          <table:table-cell office:value-type="float" office:value="0.795">
            <text:p>0,795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5">
            <text:p>795</text:p>
          </table:table-cell>
          <table:table-cell office:value-type="float" office:value="0.795">
            <text:p>0,795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6">
            <text:p>796</text:p>
          </table:table-cell>
          <table:table-cell office:value-type="float" office:value="0.796">
            <text:p>0,796</text:p>
          </table:table-cell>
          <table:table-cell/>
          <table:table-cell table:formula="of:=([.F235]+[.L235]+[.R235])/3" office:value-type="float" office:value="0.795333333333333">
            <text:p>0,7953333333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4">
            <text:p>874</text:p>
          </table:table-cell>
          <table:table-cell office:value-type="float" office:value="0.874">
            <text:p>0,874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4">
            <text:p>874</text:p>
          </table:table-cell>
          <table:table-cell office:value-type="float" office:value="0.874">
            <text:p>0,874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3">
            <text:p>873</text:p>
          </table:table-cell>
          <table:table-cell office:value-type="float" office:value="0.873">
            <text:p>0,873</text:p>
          </table:table-cell>
          <table:table-cell/>
          <table:table-cell table:formula="of:=([.F236]+[.L236]+[.R236])/3" office:value-type="float" office:value="0.873666666666667">
            <text:p>0,8736666667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61">
            <text:p>1061</text:p>
          </table:table-cell>
          <table:table-cell office:value-type="float" office:value="1.061">
            <text:p>1,061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61">
            <text:p>1061</text:p>
          </table:table-cell>
          <table:table-cell office:value-type="float" office:value="1.061">
            <text:p>1,061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/>
          <table:table-cell table:formula="of:=([.F237]+[.L237]+[.R237])/3" office:value-type="float" office:value="1.05566666666667">
            <text:p>1,0556666667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6">
            <text:p>1186</text:p>
          </table:table-cell>
          <table:table-cell office:value-type="float" office:value="1.186">
            <text:p>1,186</text:p>
          </table:table-cell>
          <table:table-cell/>
          <table:table-cell table:formula="of:=([.F238]+[.L238]+[.R238])/3" office:value-type="float" office:value="1.17533333333333">
            <text:p>1,1753333333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26">
            <text:p>1326</text:p>
          </table:table-cell>
          <table:table-cell office:value-type="float" office:value="1.326">
            <text:p>1,326</text:p>
          </table:table-cell>
          <table:table-cell/>
          <table:table-cell table:formula="of:=([.F239]+[.L239]+[.R239])/3" office:value-type="float" office:value="1.336">
            <text:p>1,336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/>
          <table:table-cell table:formula="of:=([.F240]+[.L240]+[.R240])/3" office:value-type="float" office:value="1.48733333333333">
            <text:p>1,4873333333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7">
            <text:p>297</text:p>
          </table:table-cell>
          <table:table-cell office:value-type="float" office:value="0.297">
            <text:p>0,297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7">
            <text:p>297</text:p>
          </table:table-cell>
          <table:table-cell office:value-type="float" office:value="0.297">
            <text:p>0,297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6">
            <text:p>296</text:p>
          </table:table-cell>
          <table:table-cell office:value-type="float" office:value="0.296">
            <text:p>0,296</text:p>
          </table:table-cell>
          <table:table-cell/>
          <table:table-cell table:formula="of:=([.F241]+[.L241]+[.R241])/3" office:value-type="float" office:value="0.296666666666667">
            <text:p>0,2966666667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7">
            <text:p>687</text:p>
          </table:table-cell>
          <table:table-cell office:value-type="float" office:value="0.687">
            <text:p>0,687</text:p>
          </table:table-cell>
          <table:table-cell/>
          <table:table-cell table:formula="of:=([.F242]+[.L242]+[.R242])/3" office:value-type="float" office:value="0.686333333333333">
            <text:p>0,6863333333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/>
          <table:table-cell table:formula="of:=([.F243]+[.L243]+[.R243])/3" office:value-type="float" office:value="0.811">
            <text:p>0,811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1">
            <text:p>921</text:p>
          </table:table-cell>
          <table:table-cell office:value-type="float" office:value="0.921">
            <text:p>0,921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1">
            <text:p>921</text:p>
          </table:table-cell>
          <table:table-cell office:value-type="float" office:value="0.921">
            <text:p>0,921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5">
            <text:p>905</text:p>
          </table:table-cell>
          <table:table-cell office:value-type="float" office:value="0.905">
            <text:p>0,905</text:p>
          </table:table-cell>
          <table:table-cell/>
          <table:table-cell table:formula="of:=([.F244]+[.L244]+[.R244])/3" office:value-type="float" office:value="0.915666666666667">
            <text:p>0,9156666667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7">
            <text:p>1107</text:p>
          </table:table-cell>
          <table:table-cell office:value-type="float" office:value="1.107">
            <text:p>1,107</text:p>
          </table:table-cell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/>
          <table:table-cell table:formula="of:=([.F245]+[.L245]+[.R245])/3" office:value-type="float" office:value="1.11766666666667">
            <text:p>1,1176666667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64">
            <text:p>1264</text:p>
          </table:table-cell>
          <table:table-cell office:value-type="float" office:value="1.264">
            <text:p>1,264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/>
          <table:table-cell table:formula="of:=([.F246]+[.L246]+[.R246])/3" office:value-type="float" office:value="1.25333333333333">
            <text:p>1,2533333333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5">
            <text:p>1435</text:p>
          </table:table-cell>
          <table:table-cell office:value-type="float" office:value="1.435">
            <text:p>1,435</text:p>
          </table:table-cell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5">
            <text:p>1435</text:p>
          </table:table-cell>
          <table:table-cell office:value-type="float" office:value="1.435">
            <text:p>1,435</text:p>
          </table:table-cell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5">
            <text:p>1435</text:p>
          </table:table-cell>
          <table:table-cell office:value-type="float" office:value="1.435">
            <text:p>1,435</text:p>
          </table:table-cell>
          <table:table-cell/>
          <table:table-cell table:formula="of:=([.F247]+[.L247]+[.R247])/3" office:value-type="float" office:value="1.435">
            <text:p>1,43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3">
            <text:p>1623</text:p>
          </table:table-cell>
          <table:table-cell office:value-type="float" office:value="1.623">
            <text:p>1,623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3">
            <text:p>1623</text:p>
          </table:table-cell>
          <table:table-cell office:value-type="float" office:value="1.623">
            <text:p>1,623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/>
          <table:table-cell table:formula="of:=([.F248]+[.L248]+[.R248])/3" office:value-type="float" office:value="1.62266666666667">
            <text:p>1,6226666667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2">
            <text:p>312</text:p>
          </table:table-cell>
          <table:table-cell office:value-type="float" office:value="0.312">
            <text:p>0,312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8">
            <text:p>328</text:p>
          </table:table-cell>
          <table:table-cell office:value-type="float" office:value="0.328">
            <text:p>0,328</text:p>
          </table:table-cell>
          <table:table-cell/>
          <table:table-cell table:formula="of:=([.F249]+[.L249]+[.R249])/3" office:value-type="float" office:value="0.317333333333333">
            <text:p>0,3173333333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/>
          <table:table-cell table:formula="of:=([.F250]+[.L250]+[.R250])/3" office:value-type="float" office:value="0.696666666666667">
            <text:p>0,6966666667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3">
            <text:p>843</text:p>
          </table:table-cell>
          <table:table-cell office:value-type="float" office:value="0.843">
            <text:p>0,843</text:p>
          </table:table-cell>
          <table:table-cell/>
          <table:table-cell table:formula="of:=([.F251]+[.L251]+[.R251])/3" office:value-type="float" office:value="0.842333333333333">
            <text:p>0,8423333333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1">
            <text:p>951</text:p>
          </table:table-cell>
          <table:table-cell office:value-type="float" office:value="0.951">
            <text:p>0,951</text:p>
          </table:table-cell>
          <table:table-cell/>
          <table:table-cell table:formula="of:=([.F252]+[.L252]+[.R252])/3" office:value-type="float" office:value="0.951666666666667">
            <text:p>0,9516666667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5">
            <text:p>1185</text:p>
          </table:table-cell>
          <table:table-cell office:value-type="float" office:value="1.185">
            <text:p>1,185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6">
            <text:p>1186</text:p>
          </table:table-cell>
          <table:table-cell office:value-type="float" office:value="1.186">
            <text:p>1,186</text:p>
          </table:table-cell>
          <table:table-cell/>
          <table:table-cell table:formula="of:=([.F253]+[.L253]+[.R253])/3" office:value-type="float" office:value="1.18033333333333">
            <text:p>1,1803333333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26">
            <text:p>1326</text:p>
          </table:table-cell>
          <table:table-cell office:value-type="float" office:value="1.326">
            <text:p>1,326</text:p>
          </table:table-cell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2">
            <text:p>1342</text:p>
          </table:table-cell>
          <table:table-cell office:value-type="float" office:value="1.342">
            <text:p>1,342</text:p>
          </table:table-cell>
          <table:table-cell/>
          <table:table-cell table:formula="of:=([.F254]+[.L254]+[.R254])/3" office:value-type="float" office:value="1.33633333333333">
            <text:p>1,3363333333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5">
            <text:p>1545</text:p>
          </table:table-cell>
          <table:table-cell office:value-type="float" office:value="1.545">
            <text:p>1,545</text:p>
          </table:table-cell>
          <table:table-cell office:value-type="float" office:value="39">
            <text:p>39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5">
            <text:p>1545</text:p>
          </table:table-cell>
          <table:table-cell office:value-type="float" office:value="1.545">
            <text:p>1,545</text:p>
          </table:table-cell>
          <table:table-cell office:value-type="float" office:value="39">
            <text:p>39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8">
            <text:p>1528</text:p>
          </table:table-cell>
          <table:table-cell office:value-type="float" office:value="1.528">
            <text:p>1,528</text:p>
          </table:table-cell>
          <table:table-cell/>
          <table:table-cell table:formula="of:=([.F255]+[.L255]+[.R255])/3" office:value-type="float" office:value="1.53933333333333">
            <text:p>1,5393333333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3">
            <text:p>343</text:p>
          </table:table-cell>
          <table:table-cell office:value-type="float" office:value="0.343">
            <text:p>0,343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3">
            <text:p>343</text:p>
          </table:table-cell>
          <table:table-cell office:value-type="float" office:value="0.343">
            <text:p>0,343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59">
            <text:p>359</text:p>
          </table:table-cell>
          <table:table-cell office:value-type="float" office:value="0.359">
            <text:p>0,359</text:p>
          </table:table-cell>
          <table:table-cell/>
          <table:table-cell table:formula="of:=([.F256]+[.L256]+[.R256])/3" office:value-type="float" office:value="0.348333333333333">
            <text:p>0,3483333333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/>
          <table:table-cell table:formula="of:=([.F257]+[.L257]+[.R257])/3" office:value-type="float" office:value="0.702">
            <text:p>0,702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/>
          <table:table-cell table:formula="of:=([.F258]+[.L258]+[.R258])/3" office:value-type="float" office:value="0.858">
            <text:p>0,858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8">
            <text:p>998</text:p>
          </table:table-cell>
          <table:table-cell office:value-type="float" office:value="0.998">
            <text:p>0,998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8">
            <text:p>998</text:p>
          </table:table-cell>
          <table:table-cell office:value-type="float" office:value="0.998">
            <text:p>0,998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9">
            <text:p>999</text:p>
          </table:table-cell>
          <table:table-cell office:value-type="float" office:value="0.999">
            <text:p>0,999</text:p>
          </table:table-cell>
          <table:table-cell/>
          <table:table-cell table:formula="of:=([.F259]+[.L259]+[.R259])/3" office:value-type="float" office:value="0.998333333333333">
            <text:p>0,9983333333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2">
            <text:p>1232</text:p>
          </table:table-cell>
          <table:table-cell office:value-type="float" office:value="1.232">
            <text:p>1,232</text:p>
          </table:table-cell>
          <table:table-cell/>
          <table:table-cell table:formula="of:=([.F260]+[.L260]+[.R260])/3" office:value-type="float" office:value="1.24266666666667">
            <text:p>1,2426666667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20">
            <text:p>1420</text:p>
          </table:table-cell>
          <table:table-cell office:value-type="float" office:value="1.42">
            <text:p>1,42</text:p>
          </table:table-cell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20">
            <text:p>1420</text:p>
          </table:table-cell>
          <table:table-cell office:value-type="float" office:value="1.42">
            <text:p>1,42</text:p>
          </table:table-cell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20">
            <text:p>1420</text:p>
          </table:table-cell>
          <table:table-cell office:value-type="float" office:value="1.42">
            <text:p>1,42</text:p>
          </table:table-cell>
          <table:table-cell/>
          <table:table-cell table:formula="of:=([.F261]+[.L261]+[.R261])/3" office:value-type="float" office:value="1.42">
            <text:p>1,42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74">
            <text:p>374</text:p>
          </table:table-cell>
          <table:table-cell office:value-type="float" office:value="0.374">
            <text:p>0,374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74">
            <text:p>374</text:p>
          </table:table-cell>
          <table:table-cell office:value-type="float" office:value="0.374">
            <text:p>0,374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90">
            <text:p>390</text:p>
          </table:table-cell>
          <table:table-cell office:value-type="float" office:value="0.39">
            <text:p>0,39</text:p>
          </table:table-cell>
          <table:table-cell/>
          <table:table-cell table:formula="of:=([.F262]+[.L262]+[.R262])/3" office:value-type="float" office:value="0.379333333333333">
            <text:p>0,3793333333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7">
            <text:p>717</text:p>
          </table:table-cell>
          <table:table-cell office:value-type="float" office:value="0.717">
            <text:p>0,717</text:p>
          </table:table-cell>
          <table:table-cell/>
          <table:table-cell table:formula="of:=([.F263]+[.L263]+[.R263])/3" office:value-type="float" office:value="0.717666666666667">
            <text:p>0,7176666667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89">
            <text:p>889</text:p>
          </table:table-cell>
          <table:table-cell office:value-type="float" office:value="0.889">
            <text:p>0,889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89">
            <text:p>889</text:p>
          </table:table-cell>
          <table:table-cell office:value-type="float" office:value="0.889">
            <text:p>0,889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89">
            <text:p>889</text:p>
          </table:table-cell>
          <table:table-cell office:value-type="float" office:value="0.889">
            <text:p>0,889</text:p>
          </table:table-cell>
          <table:table-cell/>
          <table:table-cell table:formula="of:=([.F264]+[.L264]+[.R264])/3" office:value-type="float" office:value="0.889">
            <text:p>0,889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/>
          <table:table-cell table:formula="of:=([.F265]+[.L265]+[.R265])/3" office:value-type="float" office:value="1.04">
            <text:p>1,0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1">
            <text:p>1311</text:p>
          </table:table-cell>
          <table:table-cell office:value-type="float" office:value="1.311">
            <text:p>1,311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95">
            <text:p>1295</text:p>
          </table:table-cell>
          <table:table-cell office:value-type="float" office:value="1.295">
            <text:p>1,29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0">
            <text:p>1310</text:p>
          </table:table-cell>
          <table:table-cell office:value-type="float" office:value="1.31">
            <text:p>1,31</text:p>
          </table:table-cell>
          <table:table-cell/>
          <table:table-cell table:formula="of:=([.F266]+[.L266]+[.R266])/3" office:value-type="float" office:value="1.30533333333333">
            <text:p>1,3053333333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7">
            <text:p>1497</text:p>
          </table:table-cell>
          <table:table-cell office:value-type="float" office:value="1.497">
            <text:p>1,497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13">
            <text:p>1513</text:p>
          </table:table-cell>
          <table:table-cell office:value-type="float" office:value="1.513">
            <text:p>1,513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14">
            <text:p>1514</text:p>
          </table:table-cell>
          <table:table-cell office:value-type="float" office:value="1.514">
            <text:p>1,514</text:p>
          </table:table-cell>
          <table:table-cell/>
          <table:table-cell table:formula="of:=([.F267]+[.L267]+[.R267])/3" office:value-type="float" office:value="1.508">
            <text:p>1,508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6">
            <text:p>406</text:p>
          </table:table-cell>
          <table:table-cell office:value-type="float" office:value="0.406">
            <text:p>0,40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6">
            <text:p>406</text:p>
          </table:table-cell>
          <table:table-cell office:value-type="float" office:value="0.406">
            <text:p>0,40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5">
            <text:p>405</text:p>
          </table:table-cell>
          <table:table-cell office:value-type="float" office:value="0.405">
            <text:p>0,405</text:p>
          </table:table-cell>
          <table:table-cell/>
          <table:table-cell table:formula="of:=([.F268]+[.L268]+[.R268])/3" office:value-type="float" office:value="0.405666666666667">
            <text:p>0,4056666667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/>
          <table:table-cell table:formula="of:=([.F269]+[.L269]+[.R269])/3" office:value-type="float" office:value="0.733">
            <text:p>0,73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0">
            <text:p>920</text:p>
          </table:table-cell>
          <table:table-cell office:value-type="float" office:value="0.92">
            <text:p>0,92</text:p>
          </table:table-cell>
          <table:table-cell table:number-columns-repeated="2"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0">
            <text:p>920</text:p>
          </table:table-cell>
          <table:table-cell office:value-type="float" office:value="0.92">
            <text:p>0,92</text:p>
          </table:table-cell>
          <table:table-cell table:number-columns-repeated="2"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1">
            <text:p>921</text:p>
          </table:table-cell>
          <table:table-cell office:value-type="float" office:value="0.921">
            <text:p>0,921</text:p>
          </table:table-cell>
          <table:table-cell/>
          <table:table-cell table:formula="of:=([.F270]+[.L270]+[.R270])/3" office:value-type="float" office:value="0.920333333333333">
            <text:p>0,9203333333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/>
          <table:table-cell table:formula="of:=([.F271]+[.L271]+[.R271])/3" office:value-type="float" office:value="1.092">
            <text:p>1,092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/>
          <table:table-cell table:formula="of:=([.F272]+[.L272]+[.R272])/3" office:value-type="float" office:value="1.373">
            <text:p>1,373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/>
          <table:table-cell table:formula="of:=([.F273]+[.L273]+[.R273])/3" office:value-type="float" office:value="1.60666666666667">
            <text:p>1,6066666667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37">
            <text:p>437</text:p>
          </table:table-cell>
          <table:table-cell office:value-type="float" office:value="0.437">
            <text:p>0,437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37">
            <text:p>437</text:p>
          </table:table-cell>
          <table:table-cell office:value-type="float" office:value="0.437">
            <text:p>0,437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22">
            <text:p>422</text:p>
          </table:table-cell>
          <table:table-cell office:value-type="float" office:value="0.422">
            <text:p>0,422</text:p>
          </table:table-cell>
          <table:table-cell/>
          <table:table-cell table:formula="of:=([.F274]+[.L274]+[.R274])/3" office:value-type="float" office:value="0.432">
            <text:p>0,432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49">
            <text:p>749</text:p>
          </table:table-cell>
          <table:table-cell office:value-type="float" office:value="0.749">
            <text:p>0,749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49">
            <text:p>749</text:p>
          </table:table-cell>
          <table:table-cell office:value-type="float" office:value="0.749">
            <text:p>0,749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/>
          <table:table-cell table:formula="of:=([.F275]+[.L275]+[.R275])/3" office:value-type="float" office:value="0.754">
            <text:p>0,754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1">
            <text:p>951</text:p>
          </table:table-cell>
          <table:table-cell office:value-type="float" office:value="0.951">
            <text:p>0,951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1">
            <text:p>951</text:p>
          </table:table-cell>
          <table:table-cell office:value-type="float" office:value="0.951">
            <text:p>0,951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/>
          <table:table-cell table:formula="of:=([.F276]+[.L276]+[.R276])/3" office:value-type="float" office:value="0.951333333333333">
            <text:p>0,9513333333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8">
            <text:p>1138</text:p>
          </table:table-cell>
          <table:table-cell office:value-type="float" office:value="1.138">
            <text:p>1,138</text:p>
          </table:table-cell>
          <table:table-cell/>
          <table:table-cell table:formula="of:=([.F277]+[.L277]+[.R277])/3" office:value-type="float" office:value="1.13866666666667">
            <text:p>1,1386666667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1">
            <text:p>1451</text:p>
          </table:table-cell>
          <table:table-cell office:value-type="float" office:value="1.451">
            <text:p>1,451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1">
            <text:p>1451</text:p>
          </table:table-cell>
          <table:table-cell office:value-type="float" office:value="1.451">
            <text:p>1,451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6">
            <text:p>1436</text:p>
          </table:table-cell>
          <table:table-cell office:value-type="float" office:value="1.436">
            <text:p>1,436</text:p>
          </table:table-cell>
          <table:table-cell/>
          <table:table-cell table:formula="of:=([.F278]+[.L278]+[.R278])/3" office:value-type="float" office:value="1.446">
            <text:p>1,446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68">
            <text:p>468</text:p>
          </table:table-cell>
          <table:table-cell office:value-type="float" office:value="0.468">
            <text:p>0,46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52">
            <text:p>452</text:p>
          </table:table-cell>
          <table:table-cell office:value-type="float" office:value="0.452">
            <text:p>0,452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68">
            <text:p>468</text:p>
          </table:table-cell>
          <table:table-cell office:value-type="float" office:value="0.468">
            <text:p>0,468</text:p>
          </table:table-cell>
          <table:table-cell/>
          <table:table-cell table:formula="of:=([.F279]+[.L279]+[.R279])/3" office:value-type="float" office:value="0.462666666666667">
            <text:p>0,4626666667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49">
            <text:p>749</text:p>
          </table:table-cell>
          <table:table-cell office:value-type="float" office:value="0.749">
            <text:p>0,749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5">
            <text:p>765</text:p>
          </table:table-cell>
          <table:table-cell office:value-type="float" office:value="0.765">
            <text:p>0,765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4">
            <text:p>764</text:p>
          </table:table-cell>
          <table:table-cell office:value-type="float" office:value="0.764">
            <text:p>0,764</text:p>
          </table:table-cell>
          <table:table-cell/>
          <table:table-cell table:formula="of:=([.F280]+[.L280]+[.R280])/3" office:value-type="float" office:value="0.759333333333333">
            <text:p>0,7593333333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2">
            <text:p>982</text:p>
          </table:table-cell>
          <table:table-cell office:value-type="float" office:value="0.982">
            <text:p>0,982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2">
            <text:p>982</text:p>
          </table:table-cell>
          <table:table-cell office:value-type="float" office:value="0.982">
            <text:p>0,982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/>
          <table:table-cell table:formula="of:=([.F281]+[.L281]+[.R281])/3" office:value-type="float" office:value="0.982333333333333">
            <text:p>0,9823333333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6">
            <text:p>1186</text:p>
          </table:table-cell>
          <table:table-cell office:value-type="float" office:value="1.186">
            <text:p>1,186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6">
            <text:p>1186</text:p>
          </table:table-cell>
          <table:table-cell office:value-type="float" office:value="1.186">
            <text:p>1,186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5">
            <text:p>1185</text:p>
          </table:table-cell>
          <table:table-cell office:value-type="float" office:value="1.185">
            <text:p>1,185</text:p>
          </table:table-cell>
          <table:table-cell/>
          <table:table-cell table:formula="of:=([.F282]+[.L282]+[.R282])/3" office:value-type="float" office:value="1.18566666666667">
            <text:p>1,1856666667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9">
            <text:p>1529</text:p>
          </table:table-cell>
          <table:table-cell office:value-type="float" office:value="1.529">
            <text:p>1,529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9">
            <text:p>1529</text:p>
          </table:table-cell>
          <table:table-cell office:value-type="float" office:value="1.529">
            <text:p>1,529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14">
            <text:p>1514</text:p>
          </table:table-cell>
          <table:table-cell office:value-type="float" office:value="1.514">
            <text:p>1,514</text:p>
          </table:table-cell>
          <table:table-cell/>
          <table:table-cell table:formula="of:=([.F283]+[.L283]+[.R283])/3" office:value-type="float" office:value="1.524">
            <text:p>1,524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99">
            <text:p>499</text:p>
          </table:table-cell>
          <table:table-cell office:value-type="float" office:value="0.499">
            <text:p>0,499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83">
            <text:p>483</text:p>
          </table:table-cell>
          <table:table-cell office:value-type="float" office:value="0.483">
            <text:p>0,483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99">
            <text:p>499</text:p>
          </table:table-cell>
          <table:table-cell office:value-type="float" office:value="0.499">
            <text:p>0,499</text:p>
          </table:table-cell>
          <table:table-cell/>
          <table:table-cell table:formula="of:=([.F284]+[.L284]+[.R284])/3" office:value-type="float" office:value="0.493666666666667">
            <text:p>0,4936666667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/>
          <table:table-cell table:formula="of:=([.F285]+[.L285]+[.R285])/3" office:value-type="float" office:value="0.78">
            <text:p>0,78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8">
            <text:p>998</text:p>
          </table:table-cell>
          <table:table-cell office:value-type="float" office:value="0.998">
            <text:p>0,998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/>
          <table:table-cell table:formula="of:=([.F286]+[.L286]+[.R286])/3" office:value-type="float" office:value="1.00866666666667">
            <text:p>1,0086666667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2">
            <text:p>1232</text:p>
          </table:table-cell>
          <table:table-cell office:value-type="float" office:value="1.232">
            <text:p>1,232</text:p>
          </table:table-cell>
          <table:table-cell/>
          <table:table-cell table:formula="of:=([.F287]+[.L287]+[.R287])/3" office:value-type="float" office:value="1.24266666666667">
            <text:p>1,2426666667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/>
          <table:table-cell table:formula="of:=([.F288]+[.L288]+[.R288])/3" office:value-type="float" office:value="1.607">
            <text:p>1,607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31">
            <text:p>531</text:p>
          </table:table-cell>
          <table:table-cell office:value-type="float" office:value="0.531">
            <text:p>0,531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15">
            <text:p>515</text:p>
          </table:table-cell>
          <table:table-cell office:value-type="float" office:value="0.515">
            <text:p>0,515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30">
            <text:p>530</text:p>
          </table:table-cell>
          <table:table-cell office:value-type="float" office:value="0.53">
            <text:p>0,53</text:p>
          </table:table-cell>
          <table:table-cell/>
          <table:table-cell table:formula="of:=([.F289]+[.L289]+[.R289])/3" office:value-type="float" office:value="0.525333333333333">
            <text:p>0,5253333333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5">
            <text:p>795</text:p>
          </table:table-cell>
          <table:table-cell office:value-type="float" office:value="0.795">
            <text:p>0,795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6">
            <text:p>796</text:p>
          </table:table-cell>
          <table:table-cell office:value-type="float" office:value="0.796">
            <text:p>0,796</text:p>
          </table:table-cell>
          <table:table-cell/>
          <table:table-cell table:formula="of:=([.F290]+[.L290]+[.R290])/3" office:value-type="float" office:value="0.800666666666666">
            <text:p>0,8006666667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/>
          <table:table-cell table:formula="of:=([.F291]+[.L291]+[.R291])/3" office:value-type="float" office:value="1.045">
            <text:p>1,045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95">
            <text:p>1295</text:p>
          </table:table-cell>
          <table:table-cell office:value-type="float" office:value="1.295">
            <text:p>1,29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95">
            <text:p>1295</text:p>
          </table:table-cell>
          <table:table-cell office:value-type="float" office:value="1.295">
            <text:p>1,29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95">
            <text:p>1295</text:p>
          </table:table-cell>
          <table:table-cell office:value-type="float" office:value="1.295">
            <text:p>1,295</text:p>
          </table:table-cell>
          <table:table-cell/>
          <table:table-cell table:formula="of:=([.F292]+[.L292]+[.R292])/3" office:value-type="float" office:value="1.295">
            <text:p>1,295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46">
            <text:p>546</text:p>
          </table:table-cell>
          <table:table-cell office:value-type="float" office:value="0.546">
            <text:p>0,546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46">
            <text:p>546</text:p>
          </table:table-cell>
          <table:table-cell office:value-type="float" office:value="0.546">
            <text:p>0,546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46">
            <text:p>546</text:p>
          </table:table-cell>
          <table:table-cell office:value-type="float" office:value="0.546">
            <text:p>0,546</text:p>
          </table:table-cell>
          <table:table-cell/>
          <table:table-cell table:formula="of:=([.F293]+[.L293]+[.R293])/3" office:value-type="float" office:value="0.546">
            <text:p>0,546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/>
          <table:table-cell table:formula="of:=([.F294]+[.L294]+[.R294])/3" office:value-type="float" office:value="0.811">
            <text:p>0,811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7">
            <text:p>1077</text:p>
          </table:table-cell>
          <table:table-cell office:value-type="float" office:value="1.077">
            <text:p>1,077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7">
            <text:p>1077</text:p>
          </table:table-cell>
          <table:table-cell office:value-type="float" office:value="1.077">
            <text:p>1,077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7">
            <text:p>1077</text:p>
          </table:table-cell>
          <table:table-cell office:value-type="float" office:value="1.077">
            <text:p>1,077</text:p>
          </table:table-cell>
          <table:table-cell/>
          <table:table-cell table:formula="of:=([.F295]+[.L295]+[.R295])/3" office:value-type="float" office:value="1.077">
            <text:p>1,077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/>
          <table:table-cell table:formula="of:=([.F296]+[.L296]+[.R296])/3" office:value-type="float" office:value="1.35166666666667">
            <text:p>1,3516666667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7">
            <text:p>577</text:p>
          </table:table-cell>
          <table:table-cell office:value-type="float" office:value="0.577">
            <text:p>0,577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93">
            <text:p>593</text:p>
          </table:table-cell>
          <table:table-cell office:value-type="float" office:value="0.593">
            <text:p>0,593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7">
            <text:p>577</text:p>
          </table:table-cell>
          <table:table-cell office:value-type="float" office:value="0.577">
            <text:p>0,577</text:p>
          </table:table-cell>
          <table:table-cell/>
          <table:table-cell table:formula="of:=([.F297]+[.L297]+[.R297])/3" office:value-type="float" office:value="0.582333333333333">
            <text:p>0,5823333333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7">
            <text:p>827</text:p>
          </table:table-cell>
          <table:table-cell office:value-type="float" office:value="0.827">
            <text:p>0,827</text:p>
          </table:table-cell>
          <table:table-cell/>
          <table:table-cell table:formula="of:=([.F298]+[.L298]+[.R298])/3" office:value-type="float" office:value="0.827">
            <text:p>0,827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8">
            <text:p>1108</text:p>
          </table:table-cell>
          <table:table-cell office:value-type="float" office:value="1.108">
            <text:p>1,108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/>
          <table:table-cell table:formula="of:=([.F299]+[.L299]+[.R299])/3" office:value-type="float" office:value="1.118">
            <text:p>1,118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19">
            <text:p>1419</text:p>
          </table:table-cell>
          <table:table-cell office:value-type="float" office:value="1.419">
            <text:p>1,41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/>
          <table:table-cell table:formula="of:=([.F300]+[.L300]+[.R300])/3" office:value-type="float" office:value="1.409">
            <text:p>1,409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24">
            <text:p>624</text:p>
          </table:table-cell>
          <table:table-cell office:value-type="float" office:value="0.624">
            <text:p>0,624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24">
            <text:p>624</text:p>
          </table:table-cell>
          <table:table-cell office:value-type="float" office:value="0.624">
            <text:p>0,624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/>
          <table:table-cell table:formula="of:=([.F301]+[.L301]+[.R301])/3" office:value-type="float" office:value="0.629333333333333">
            <text:p>0,6293333333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8">
            <text:p>858</text:p>
          </table:table-cell>
          <table:table-cell office:value-type="float" office:value="0.858">
            <text:p>0,858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/>
          <table:table-cell table:formula="of:=([.F302]+[.L302]+[.R302])/3" office:value-type="float" office:value="0.852666666666667">
            <text:p>0,8526666667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5">
            <text:p>1155</text:p>
          </table:table-cell>
          <table:table-cell office:value-type="float" office:value="1.155">
            <text:p>1,155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5">
            <text:p>1155</text:p>
          </table:table-cell>
          <table:table-cell office:value-type="float" office:value="1.155">
            <text:p>1,155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/>
          <table:table-cell table:formula="of:=([.F303]+[.L303]+[.R303])/3" office:value-type="float" office:value="1.15466666666667">
            <text:p>1,1546666667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7">
            <text:p>1467</text:p>
          </table:table-cell>
          <table:table-cell office:value-type="float" office:value="1.467">
            <text:p>1,467</text:p>
          </table:table-cell>
          <table:table-cell/>
          <table:table-cell table:formula="of:=([.F304]+[.L304]+[.R304])/3" office:value-type="float" office:value="1.46633333333333">
            <text:p>1,4663333333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39">
            <text:p>639</text:p>
          </table:table-cell>
          <table:table-cell office:value-type="float" office:value="0.639">
            <text:p>0,639</text:p>
          </table:table-cell>
          <table:table-cell/>
          <table:table-cell table:formula="of:=([.F305]+[.L305]+[.R305])/3" office:value-type="float" office:value="0.639666666666667">
            <text:p>0,6396666667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3">
            <text:p>873</text:p>
          </table:table-cell>
          <table:table-cell office:value-type="float" office:value="0.873">
            <text:p>0,873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3">
            <text:p>873</text:p>
          </table:table-cell>
          <table:table-cell office:value-type="float" office:value="0.873">
            <text:p>0,873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4">
            <text:p>874</text:p>
          </table:table-cell>
          <table:table-cell office:value-type="float" office:value="0.874">
            <text:p>0,874</text:p>
          </table:table-cell>
          <table:table-cell/>
          <table:table-cell table:formula="of:=([.F306]+[.L306]+[.R306])/3" office:value-type="float" office:value="0.873333333333333">
            <text:p>0,8733333333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01">
            <text:p>1201</text:p>
          </table:table-cell>
          <table:table-cell office:value-type="float" office:value="1.201">
            <text:p>1,201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6">
            <text:p>1186</text:p>
          </table:table-cell>
          <table:table-cell office:value-type="float" office:value="1.186">
            <text:p>1,186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01">
            <text:p>1201</text:p>
          </table:table-cell>
          <table:table-cell office:value-type="float" office:value="1.201">
            <text:p>1,201</text:p>
          </table:table-cell>
          <table:table-cell/>
          <table:table-cell table:formula="of:=([.F307]+[.L307]+[.R307])/3" office:value-type="float" office:value="1.196">
            <text:p>1,196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9">
            <text:p>1529</text:p>
          </table:table-cell>
          <table:table-cell office:value-type="float" office:value="1.529">
            <text:p>1,529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4">
            <text:p>1544</text:p>
          </table:table-cell>
          <table:table-cell office:value-type="float" office:value="1.544">
            <text:p>1,544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5">
            <text:p>1545</text:p>
          </table:table-cell>
          <table:table-cell office:value-type="float" office:value="1.545">
            <text:p>1,545</text:p>
          </table:table-cell>
          <table:table-cell/>
          <table:table-cell table:formula="of:=([.F308]+[.L308]+[.R308])/3" office:value-type="float" office:value="1.53933333333333">
            <text:p>1,5393333333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5">
            <text:p>655</text:p>
          </table:table-cell>
          <table:table-cell office:value-type="float" office:value="0.655">
            <text:p>0,655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5">
            <text:p>655</text:p>
          </table:table-cell>
          <table:table-cell office:value-type="float" office:value="0.655">
            <text:p>0,655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39">
            <text:p>639</text:p>
          </table:table-cell>
          <table:table-cell office:value-type="float" office:value="0.639">
            <text:p>0,639</text:p>
          </table:table-cell>
          <table:table-cell/>
          <table:table-cell table:formula="of:=([.F309]+[.L309]+[.R309])/3" office:value-type="float" office:value="0.649666666666667">
            <text:p>0,6496666667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90">
            <text:p>890</text:p>
          </table:table-cell>
          <table:table-cell office:value-type="float" office:value="0.89">
            <text:p>0,89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90">
            <text:p>890</text:p>
          </table:table-cell>
          <table:table-cell office:value-type="float" office:value="0.89">
            <text:p>0,89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89">
            <text:p>889</text:p>
          </table:table-cell>
          <table:table-cell office:value-type="float" office:value="0.889">
            <text:p>0,889</text:p>
          </table:table-cell>
          <table:table-cell/>
          <table:table-cell table:formula="of:=([.F310]+[.L310]+[.R310])/3" office:value-type="float" office:value="0.889666666666667">
            <text:p>0,8896666667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2">
            <text:p>1232</text:p>
          </table:table-cell>
          <table:table-cell office:value-type="float" office:value="1.232">
            <text:p>1,232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2">
            <text:p>1232</text:p>
          </table:table-cell>
          <table:table-cell office:value-type="float" office:value="1.232">
            <text:p>1,232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3">
            <text:p>1233</text:p>
          </table:table-cell>
          <table:table-cell office:value-type="float" office:value="1.233">
            <text:p>1,233</text:p>
          </table:table-cell>
          <table:table-cell/>
          <table:table-cell table:formula="of:=([.F311]+[.L311]+[.R311])/3" office:value-type="float" office:value="1.23233333333333">
            <text:p>1,2323333333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5">
            <text:p>655</text:p>
          </table:table-cell>
          <table:table-cell office:value-type="float" office:value="0.655">
            <text:p>0,655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5">
            <text:p>655</text:p>
          </table:table-cell>
          <table:table-cell office:value-type="float" office:value="0.655">
            <text:p>0,655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5">
            <text:p>655</text:p>
          </table:table-cell>
          <table:table-cell office:value-type="float" office:value="0.655">
            <text:p>0,655</text:p>
          </table:table-cell>
          <table:table-cell/>
          <table:table-cell table:formula="of:=([.F312]+[.L312]+[.R312])/3" office:value-type="float" office:value="0.655">
            <text:p>0,655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1">
            <text:p>921</text:p>
          </table:table-cell>
          <table:table-cell office:value-type="float" office:value="0.921">
            <text:p>0,921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5">
            <text:p>905</text:p>
          </table:table-cell>
          <table:table-cell office:value-type="float" office:value="0.905">
            <text:p>0,905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0">
            <text:p>920</text:p>
          </table:table-cell>
          <table:table-cell office:value-type="float" office:value="0.92">
            <text:p>0,92</text:p>
          </table:table-cell>
          <table:table-cell/>
          <table:table-cell table:formula="of:=([.F313]+[.L313]+[.R313])/3" office:value-type="float" office:value="0.915333333333333">
            <text:p>0,9153333333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80">
            <text:p>1280</text:p>
          </table:table-cell>
          <table:table-cell office:value-type="float" office:value="1.28">
            <text:p>1,28</text:p>
          </table:table-cell>
          <table:table-cell/>
          <table:table-cell table:formula="of:=([.F314]+[.L314]+[.R314])/3" office:value-type="float" office:value="1.27933333333333">
            <text:p>1,2793333333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5">
            <text:p>655</text:p>
          </table:table-cell>
          <table:table-cell office:value-type="float" office:value="0.655">
            <text:p>0,655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5">
            <text:p>655</text:p>
          </table:table-cell>
          <table:table-cell office:value-type="float" office:value="0.655">
            <text:p>0,655</text:p>
          </table:table-cell>
          <table:table-cell/>
          <table:table-cell table:formula="of:=([.F315]+[.L315]+[.R315])/3" office:value-type="float" office:value="0.660333333333333">
            <text:p>0,6603333333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0">
            <text:p>920</text:p>
          </table:table-cell>
          <table:table-cell office:value-type="float" office:value="0.92">
            <text:p>0,92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36">
            <text:p>936</text:p>
          </table:table-cell>
          <table:table-cell office:value-type="float" office:value="0.936">
            <text:p>0,936</text:p>
          </table:table-cell>
          <table:table-cell/>
          <table:table-cell table:formula="of:=([.F316]+[.L316]+[.R316])/3" office:value-type="float" office:value="0.930666666666667">
            <text:p>0,9306666667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0">
            <text:p>1310</text:p>
          </table:table-cell>
          <table:table-cell office:value-type="float" office:value="1.31">
            <text:p>1,31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26">
            <text:p>1326</text:p>
          </table:table-cell>
          <table:table-cell office:value-type="float" office:value="1.326">
            <text:p>1,326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0">
            <text:p>1310</text:p>
          </table:table-cell>
          <table:table-cell office:value-type="float" office:value="1.31">
            <text:p>1,31</text:p>
          </table:table-cell>
          <table:table-cell/>
          <table:table-cell table:formula="of:=([.F317]+[.L317]+[.R317])/3" office:value-type="float" office:value="1.31533333333333">
            <text:p>1,3153333333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/>
          <table:table-cell table:formula="of:=([.F318]+[.L318]+[.R318])/3" office:value-type="float" office:value="0.671">
            <text:p>0,671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/>
          <table:table-cell table:formula="of:=([.F319]+[.L319]+[.R319])/3" office:value-type="float" office:value="0.952">
            <text:p>0,952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/>
          <table:table-cell table:formula="of:=([.F320]+[.L320]+[.R320])/3" office:value-type="float" office:value="1.357">
            <text:p>1,357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/>
          <table:table-cell table:formula="of:=([.F321]+[.L321]+[.R321])/3" office:value-type="float" office:value="0.681">
            <text:p>0,681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8">
            <text:p>968</text:p>
          </table:table-cell>
          <table:table-cell office:value-type="float" office:value="0.968">
            <text:p>0,968</text:p>
          </table:table-cell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/>
          <table:table-cell table:formula="of:=([.F322]+[.L322]+[.R322])/3" office:value-type="float" office:value="0.967333333333333">
            <text:p>0,9673333333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 office:value-type="float" office:value="87">
            <text:p>8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 office:value-type="float" office:value="87">
            <text:p>8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/>
          <table:table-cell table:formula="of:=([.F323]+[.L323]+[.R323])/3" office:value-type="float" office:value="1.404">
            <text:p>1,404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7">
            <text:p>687</text:p>
          </table:table-cell>
          <table:table-cell office:value-type="float" office:value="0.687">
            <text:p>0,687</text:p>
          </table:table-cell>
          <table:table-cell/>
          <table:table-cell table:formula="of:=([.F324]+[.L324]+[.R324])/3" office:value-type="float" office:value="0.686333333333333">
            <text:p>0,6863333333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8">
            <text:p>998</text:p>
          </table:table-cell>
          <table:table-cell office:value-type="float" office:value="0.998">
            <text:p>0,998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9">
            <text:p>999</text:p>
          </table:table-cell>
          <table:table-cell office:value-type="float" office:value="0.999">
            <text:p>0,999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8">
            <text:p>998</text:p>
          </table:table-cell>
          <table:table-cell office:value-type="float" office:value="0.998">
            <text:p>0,998</text:p>
          </table:table-cell>
          <table:table-cell/>
          <table:table-cell table:formula="of:=([.F325]+[.L325]+[.R325])/3" office:value-type="float" office:value="0.998333333333333">
            <text:p>0,9983333333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1">
            <text:p>1451</text:p>
          </table:table-cell>
          <table:table-cell office:value-type="float" office:value="1.451">
            <text:p>1,451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1">
            <text:p>1451</text:p>
          </table:table-cell>
          <table:table-cell office:value-type="float" office:value="1.451">
            <text:p>1,451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1">
            <text:p>1451</text:p>
          </table:table-cell>
          <table:table-cell office:value-type="float" office:value="1.451">
            <text:p>1,451</text:p>
          </table:table-cell>
          <table:table-cell/>
          <table:table-cell table:formula="of:=([.F326]+[.L326]+[.R326])/3" office:value-type="float" office:value="1.451">
            <text:p>1,451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7">
            <text:p>687</text:p>
          </table:table-cell>
          <table:table-cell office:value-type="float" office:value="0.687">
            <text:p>0,687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">
            <text:p>686</text:p>
          </table:table-cell>
          <table:table-cell office:value-type="float" office:value="0.686">
            <text:p>0,686</text:p>
          </table:table-cell>
          <table:table-cell/>
          <table:table-cell table:formula="of:=([.F327]+[.L327]+[.R327])/3" office:value-type="float" office:value="0.686333333333333">
            <text:p>0,6863333333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4">
            <text:p>1014</text:p>
          </table:table-cell>
          <table:table-cell office:value-type="float" office:value="1.014">
            <text:p>1,014</text:p>
          </table:table-cell>
          <table:table-cell/>
          <table:table-cell table:formula="of:=([.F328]+[.L328]+[.R328])/3" office:value-type="float" office:value="1.014">
            <text:p>1,014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7">
            <text:p>1497</text:p>
          </table:table-cell>
          <table:table-cell office:value-type="float" office:value="1.497">
            <text:p>1,497</text:p>
          </table:table-cell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/>
          <table:table-cell table:formula="of:=([.F329]+[.L329]+[.R329])/3" office:value-type="float" office:value="1.49766666666667">
            <text:p>1,4976666667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26">
            <text:p>1326</text:p>
          </table:table-cell>
          <table:table-cell office:value-type="float" office:value="1.326">
            <text:p>1,326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26">
            <text:p>1326</text:p>
          </table:table-cell>
          <table:table-cell office:value-type="float" office:value="1.326">
            <text:p>1,326</text:p>
          </table:table-cell>
          <table:table-cell/>
          <table:table-cell table:formula="of:=([.F330]+[.L330]+[.R330])/3" office:value-type="float" office:value="1.331">
            <text:p>1,331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/>
          <table:table-cell table:formula="of:=([.F331]+[.L331]+[.R331])/3" office:value-type="float" office:value="1.04">
            <text:p>1,04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5">
            <text:p>1545</text:p>
          </table:table-cell>
          <table:table-cell office:value-type="float" office:value="1.545">
            <text:p>1,545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60">
            <text:p>1560</text:p>
          </table:table-cell>
          <table:table-cell office:value-type="float" office:value="1.56">
            <text:p>1,56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5">
            <text:p>1545</text:p>
          </table:table-cell>
          <table:table-cell office:value-type="float" office:value="1.545">
            <text:p>1,545</text:p>
          </table:table-cell>
          <table:table-cell/>
          <table:table-cell table:formula="of:=([.F332]+[.L332]+[.R332])/3" office:value-type="float" office:value="1.55">
            <text:p>1,55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/>
          <table:table-cell table:formula="of:=([.F333]+[.L333]+[.R333])/3" office:value-type="float" office:value="1.35166666666667">
            <text:p>1,3516666667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61">
            <text:p>1061</text:p>
          </table:table-cell>
          <table:table-cell office:value-type="float" office:value="1.061">
            <text:p>1,061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61">
            <text:p>1061</text:p>
          </table:table-cell>
          <table:table-cell office:value-type="float" office:value="1.061">
            <text:p>1,061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61">
            <text:p>1061</text:p>
          </table:table-cell>
          <table:table-cell office:value-type="float" office:value="1.061">
            <text:p>1,061</text:p>
          </table:table-cell>
          <table:table-cell/>
          <table:table-cell table:formula="of:=([.F334]+[.L334]+[.R334])/3" office:value-type="float" office:value="1.061">
            <text:p>1,061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/>
          <table:table-cell table:formula="of:=([.F335]+[.L335]+[.R335])/3" office:value-type="float" office:value="1.36233333333333">
            <text:p>1,3623333333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/>
          <table:table-cell table:formula="of:=([.F336]+[.L336]+[.R336])/3" office:value-type="float" office:value="1.092">
            <text:p>1,092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/>
          <table:table-cell table:formula="of:=([.F337]+[.L337]+[.R337])/3" office:value-type="float" office:value="1.373">
            <text:p>1,373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7">
            <text:p>1107</text:p>
          </table:table-cell>
          <table:table-cell office:value-type="float" office:value="1.107">
            <text:p>1,107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3">
            <text:p>1123</text:p>
          </table:table-cell>
          <table:table-cell office:value-type="float" office:value="1.123">
            <text:p>1,123</text:p>
          </table:table-cell>
          <table:table-cell/>
          <table:table-cell table:formula="of:=([.F338]+[.L338]+[.R338])/3" office:value-type="float" office:value="1.11766666666667">
            <text:p>1,1176666667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8">
            <text:p>1388</text:p>
          </table:table-cell>
          <table:table-cell office:value-type="float" office:value="1.388">
            <text:p>1,388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9">
            <text:p>1389</text:p>
          </table:table-cell>
          <table:table-cell office:value-type="float" office:value="1.389">
            <text:p>1,389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8">
            <text:p>1388</text:p>
          </table:table-cell>
          <table:table-cell office:value-type="float" office:value="1.388">
            <text:p>1,388</text:p>
          </table:table-cell>
          <table:table-cell/>
          <table:table-cell table:formula="of:=([.F339]+[.L339]+[.R339])/3" office:value-type="float" office:value="1.38833333333333">
            <text:p>1,3883333333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/>
          <table:table-cell table:formula="of:=([.F340]+[.L340]+[.R340])/3" office:value-type="float" office:value="1.139">
            <text:p>1,139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/>
          <table:table-cell table:formula="of:=([.F341]+[.L341]+[.R341])/3" office:value-type="float" office:value="1.404">
            <text:p>1,404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0">
            <text:p>1170</text:p>
          </table:table-cell>
          <table:table-cell office:value-type="float" office:value="1.17">
            <text:p>1,17</text:p>
          </table:table-cell>
          <table:table-cell/>
          <table:table-cell table:formula="of:=([.F342]+[.L342]+[.R342])/3" office:value-type="float" office:value="1.17">
            <text:p>1,17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19">
            <text:p>1419</text:p>
          </table:table-cell>
          <table:table-cell office:value-type="float" office:value="1.419">
            <text:p>1,419</text:p>
          </table:table-cell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/>
          <table:table-cell table:formula="of:=([.F343]+[.L343]+[.R343])/3" office:value-type="float" office:value="1.409">
            <text:p>1,409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01">
            <text:p>1201</text:p>
          </table:table-cell>
          <table:table-cell office:value-type="float" office:value="1.201">
            <text:p>1,201</text:p>
          </table:table-cell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01">
            <text:p>1201</text:p>
          </table:table-cell>
          <table:table-cell office:value-type="float" office:value="1.201">
            <text:p>1,201</text:p>
          </table:table-cell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01">
            <text:p>1201</text:p>
          </table:table-cell>
          <table:table-cell office:value-type="float" office:value="1.201">
            <text:p>1,201</text:p>
          </table:table-cell>
          <table:table-cell/>
          <table:table-cell table:formula="of:=([.F344]+[.L344]+[.R344])/3" office:value-type="float" office:value="1.201">
            <text:p>1,201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6">
            <text:p>1436</text:p>
          </table:table-cell>
          <table:table-cell office:value-type="float" office:value="1.436">
            <text:p>1,436</text:p>
          </table:table-cell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6">
            <text:p>1436</text:p>
          </table:table-cell>
          <table:table-cell office:value-type="float" office:value="1.436">
            <text:p>1,436</text:p>
          </table:table-cell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5">
            <text:p>1435</text:p>
          </table:table-cell>
          <table:table-cell office:value-type="float" office:value="1.435">
            <text:p>1,435</text:p>
          </table:table-cell>
          <table:table-cell/>
          <table:table-cell table:formula="of:=([.F345]+[.L345]+[.R345])/3" office:value-type="float" office:value="1.43566666666667">
            <text:p>1,4356666667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2">
            <text:p>1232</text:p>
          </table:table-cell>
          <table:table-cell office:value-type="float" office:value="1.232">
            <text:p>1,232</text:p>
          </table:table-cell>
          <table:table-cell office:value-type="float" office:value="117">
            <text:p>11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16">
            <text:p>1216</text:p>
          </table:table-cell>
          <table:table-cell office:value-type="float" office:value="1.216">
            <text:p>1,216</text:p>
          </table:table-cell>
          <table:table-cell office:value-type="float" office:value="117">
            <text:p>11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3">
            <text:p>1233</text:p>
          </table:table-cell>
          <table:table-cell office:value-type="float" office:value="1.233">
            <text:p>1,233</text:p>
          </table:table-cell>
          <table:table-cell/>
          <table:table-cell table:formula="of:=([.F346]+[.L346]+[.R346])/3" office:value-type="float" office:value="1.227">
            <text:p>1,227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1">
            <text:p>1451</text:p>
          </table:table-cell>
          <table:table-cell office:value-type="float" office:value="1.451">
            <text:p>1,451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1">
            <text:p>1451</text:p>
          </table:table-cell>
          <table:table-cell office:value-type="float" office:value="1.451">
            <text:p>1,451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1">
            <text:p>1451</text:p>
          </table:table-cell>
          <table:table-cell office:value-type="float" office:value="1.451">
            <text:p>1,451</text:p>
          </table:table-cell>
          <table:table-cell/>
          <table:table-cell table:formula="of:=([.F347]+[.L347]+[.R347])/3" office:value-type="float" office:value="1.451">
            <text:p>1,451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64">
            <text:p>1264</text:p>
          </table:table-cell>
          <table:table-cell office:value-type="float" office:value="1.264">
            <text:p>1,264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8">
            <text:p>1248</text:p>
          </table:table-cell>
          <table:table-cell office:value-type="float" office:value="1.248">
            <text:p>1,248</text:p>
          </table:table-cell>
          <table:table-cell/>
          <table:table-cell table:formula="of:=([.F348]+[.L348]+[.R348])/3" office:value-type="float" office:value="1.25333333333333">
            <text:p>1,2533333333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/>
          <table:table-cell table:formula="of:=([.F349]+[.L349]+[.R349])/3" office:value-type="float" office:value="1.466">
            <text:p>1,466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/>
          <table:table-cell table:formula="of:=([.F350]+[.L350]+[.R350])/3" office:value-type="float" office:value="1.279">
            <text:p>1,279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3">
            <text:p>1483</text:p>
          </table:table-cell>
          <table:table-cell office:value-type="float" office:value="1.483">
            <text:p>1,483</text:p>
          </table:table-cell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7">
            <text:p>1467</text:p>
          </table:table-cell>
          <table:table-cell office:value-type="float" office:value="1.467">
            <text:p>1,467</text:p>
          </table:table-cell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/>
          <table:table-cell table:formula="of:=([.F351]+[.L351]+[.R351])/3" office:value-type="float" office:value="1.47733333333333">
            <text:p>1,4773333333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0">
            <text:p>1310</text:p>
          </table:table-cell>
          <table:table-cell office:value-type="float" office:value="1.31">
            <text:p>1,31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0">
            <text:p>1310</text:p>
          </table:table-cell>
          <table:table-cell office:value-type="float" office:value="1.31">
            <text:p>1,31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1">
            <text:p>1311</text:p>
          </table:table-cell>
          <table:table-cell office:value-type="float" office:value="1.311">
            <text:p>1,311</text:p>
          </table:table-cell>
          <table:table-cell/>
          <table:table-cell table:formula="of:=([.F352]+[.L352]+[.R352])/3" office:value-type="float" office:value="1.31033333333333">
            <text:p>1,3103333333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2">
            <text:p>1482</text:p>
          </table:table-cell>
          <table:table-cell office:value-type="float" office:value="1.482">
            <text:p>1,482</text:p>
          </table:table-cell>
          <table:table-cell/>
          <table:table-cell table:formula="of:=([.F353]+[.L353]+[.R353])/3" office:value-type="float" office:value="1.48733333333333">
            <text:p>1,4873333333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2">
            <text:p>1342</text:p>
          </table:table-cell>
          <table:table-cell office:value-type="float" office:value="1.342">
            <text:p>1,34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26">
            <text:p>1326</text:p>
          </table:table-cell>
          <table:table-cell office:value-type="float" office:value="1.326">
            <text:p>1,326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/>
          <table:table-cell table:formula="of:=([.F354]+[.L354]+[.R354])/3" office:value-type="float" office:value="1.33633333333333">
            <text:p>1,3363333333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13">
            <text:p>1513</text:p>
          </table:table-cell>
          <table:table-cell office:value-type="float" office:value="1.513">
            <text:p>1,513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13">
            <text:p>1513</text:p>
          </table:table-cell>
          <table:table-cell office:value-type="float" office:value="1.513">
            <text:p>1,513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14">
            <text:p>1514</text:p>
          </table:table-cell>
          <table:table-cell office:value-type="float" office:value="1.514">
            <text:p>1,514</text:p>
          </table:table-cell>
          <table:table-cell/>
          <table:table-cell table:formula="of:=([.F355]+[.L355]+[.R355])/3" office:value-type="float" office:value="1.51333333333333">
            <text:p>1,5133333333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 office:value-type="float" office:value="132">
            <text:p>13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132">
            <text:p>13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7">
            <text:p>1357</text:p>
          </table:table-cell>
          <table:table-cell office:value-type="float" office:value="1.357">
            <text:p>1,357</text:p>
          </table:table-cell>
          <table:table-cell/>
          <table:table-cell table:formula="of:=([.F356]+[.L356]+[.R356])/3" office:value-type="float" office:value="1.36233333333333">
            <text:p>1,3623333333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9">
            <text:p>1529</text:p>
          </table:table-cell>
          <table:table-cell office:value-type="float" office:value="1.529">
            <text:p>1,529</text:p>
          </table:table-cell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9">
            <text:p>1529</text:p>
          </table:table-cell>
          <table:table-cell office:value-type="float" office:value="1.529">
            <text:p>1,529</text:p>
          </table:table-cell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9">
            <text:p>1529</text:p>
          </table:table-cell>
          <table:table-cell office:value-type="float" office:value="1.529">
            <text:p>1,529</text:p>
          </table:table-cell>
          <table:table-cell/>
          <table:table-cell table:formula="of:=([.F357]+[.L357]+[.R357])/3" office:value-type="float" office:value="1.529">
            <text:p>1,529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8">
            <text:p>1388</text:p>
          </table:table-cell>
          <table:table-cell office:value-type="float" office:value="1.388">
            <text:p>1,388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8">
            <text:p>1388</text:p>
          </table:table-cell>
          <table:table-cell office:value-type="float" office:value="1.388">
            <text:p>1,388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8">
            <text:p>1388</text:p>
          </table:table-cell>
          <table:table-cell office:value-type="float" office:value="1.388">
            <text:p>1,388</text:p>
          </table:table-cell>
          <table:table-cell/>
          <table:table-cell table:formula="of:=([.F358]+[.L358]+[.R358])/3" office:value-type="float" office:value="1.388">
            <text:p>1,388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60">
            <text:p>1560</text:p>
          </table:table-cell>
          <table:table-cell office:value-type="float" office:value="1.56">
            <text:p>1,56</text:p>
          </table:table-cell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5">
            <text:p>1545</text:p>
          </table:table-cell>
          <table:table-cell office:value-type="float" office:value="1.545">
            <text:p>1,545</text:p>
          </table:table-cell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60">
            <text:p>1560</text:p>
          </table:table-cell>
          <table:table-cell office:value-type="float" office:value="1.56">
            <text:p>1,56</text:p>
          </table:table-cell>
          <table:table-cell/>
          <table:table-cell table:formula="of:=([.F359]+[.L359]+[.R359])/3" office:value-type="float" office:value="1.555">
            <text:p>1,555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20">
            <text:p>1420</text:p>
          </table:table-cell>
          <table:table-cell office:value-type="float" office:value="1.42">
            <text:p>1,42</text:p>
          </table:table-cell>
          <table:table-cell office:value-type="float" office:value="138">
            <text:p>13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5">
            <text:p>1435</text:p>
          </table:table-cell>
          <table:table-cell office:value-type="float" office:value="1.435">
            <text:p>1,435</text:p>
          </table:table-cell>
          <table:table-cell office:value-type="float" office:value="138">
            <text:p>13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20">
            <text:p>1420</text:p>
          </table:table-cell>
          <table:table-cell office:value-type="float" office:value="1.42">
            <text:p>1,42</text:p>
          </table:table-cell>
          <table:table-cell/>
          <table:table-cell table:formula="of:=([.F360]+[.L360]+[.R360])/3" office:value-type="float" office:value="1.425">
            <text:p>1,425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5">
            <text:p>1575</text:p>
          </table:table-cell>
          <table:table-cell office:value-type="float" office:value="1.575">
            <text:p>1,575</text:p>
          </table:table-cell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60">
            <text:p>1560</text:p>
          </table:table-cell>
          <table:table-cell office:value-type="float" office:value="1.56">
            <text:p>1,56</text:p>
          </table:table-cell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5">
            <text:p>1575</text:p>
          </table:table-cell>
          <table:table-cell office:value-type="float" office:value="1.575">
            <text:p>1,575</text:p>
          </table:table-cell>
          <table:table-cell/>
          <table:table-cell table:formula="of:=([.F361]+[.L361]+[.R361])/3" office:value-type="float" office:value="1.57">
            <text:p>1,57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7">
            <text:p>1467</text:p>
          </table:table-cell>
          <table:table-cell office:value-type="float" office:value="1.467">
            <text:p>1,467</text:p>
          </table:table-cell>
          <table:table-cell office:value-type="float" office:value="141">
            <text:p>14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6">
            <text:p>1466</text:p>
          </table:table-cell>
          <table:table-cell office:value-type="float" office:value="1.466">
            <text:p>1,466</text:p>
          </table:table-cell>
          <table:table-cell office:value-type="float" office:value="141">
            <text:p>14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1">
            <text:p>1451</text:p>
          </table:table-cell>
          <table:table-cell office:value-type="float" office:value="1.451">
            <text:p>1,451</text:p>
          </table:table-cell>
          <table:table-cell/>
          <table:table-cell table:formula="of:=([.F362]+[.L362]+[.R362])/3" office:value-type="float" office:value="1.46133333333333">
            <text:p>1,4613333333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5">
            <text:p>1575</text:p>
          </table:table-cell>
          <table:table-cell office:value-type="float" office:value="1.575">
            <text:p>1,575</text:p>
          </table:table-cell>
          <table:table-cell office:value-type="float" office:value="144">
            <text:p>14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91">
            <text:p>1591</text:p>
          </table:table-cell>
          <table:table-cell office:value-type="float" office:value="1.591">
            <text:p>1,591</text:p>
          </table:table-cell>
          <table:table-cell office:value-type="float" office:value="144">
            <text:p>14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91">
            <text:p>1591</text:p>
          </table:table-cell>
          <table:table-cell office:value-type="float" office:value="1.591">
            <text:p>1,591</text:p>
          </table:table-cell>
          <table:table-cell/>
          <table:table-cell table:formula="of:=([.F363]+[.L363]+[.R363])/3" office:value-type="float" office:value="1.58566666666667">
            <text:p>1,5856666667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/>
          <table:table-cell table:formula="of:=([.F364]+[.L364]+[.R364])/3" office:value-type="float" office:value="1.498">
            <text:p>1,498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7">
            <text:p>1607</text:p>
          </table:table-cell>
          <table:table-cell office:value-type="float" office:value="1.607">
            <text:p>1,607</text:p>
          </table:table-cell>
          <table:table-cell/>
          <table:table-cell table:formula="of:=([.F365]+[.L365]+[.R365])/3" office:value-type="float" office:value="1.607">
            <text:p>1,607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/>
          <table:table-cell table:formula="of:=([.F366]+[.L366]+[.R366])/3" office:value-type="float" office:value="1.622">
            <text:p>1,622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8">
            <text:p>1638</text:p>
          </table:table-cell>
          <table:table-cell office:value-type="float" office:value="1.638">
            <text:p>1,638</text:p>
          </table:table-cell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8">
            <text:p>1638</text:p>
          </table:table-cell>
          <table:table-cell office:value-type="float" office:value="1.638">
            <text:p>1,638</text:p>
          </table:table-cell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8">
            <text:p>1638</text:p>
          </table:table-cell>
          <table:table-cell office:value-type="float" office:value="1.638">
            <text:p>1,638</text:p>
          </table:table-cell>
          <table:table-cell/>
          <table:table-cell table:formula="of:=([.F367]+[.L367]+[.R367])/3" office:value-type="float" office:value="1.638">
            <text:p>1,638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54">
            <text:p>1654</text:p>
          </table:table-cell>
          <table:table-cell office:value-type="float" office:value="1.654">
            <text:p>1,654</text:p>
          </table:table-cell>
          <table:table-cell office:value-type="float" office:value="156">
            <text:p>15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54">
            <text:p>1654</text:p>
          </table:table-cell>
          <table:table-cell office:value-type="float" office:value="1.654">
            <text:p>1,654</text:p>
          </table:table-cell>
          <table:table-cell office:value-type="float" office:value="156">
            <text:p>15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54">
            <text:p>1654</text:p>
          </table:table-cell>
          <table:table-cell office:value-type="float" office:value="1.654">
            <text:p>1,654</text:p>
          </table:table-cell>
          <table:table-cell/>
          <table:table-cell table:formula="of:=([.F368]+[.L368]+[.R368])/3" office:value-type="float" office:value="1.654">
            <text:p>1,654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85">
            <text:p>1685</text:p>
          </table:table-cell>
          <table:table-cell office:value-type="float" office:value="1.685">
            <text:p>1,685</text:p>
          </table:table-cell>
          <table:table-cell office:value-type="float" office:value="159">
            <text:p>15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69">
            <text:p>1669</text:p>
          </table:table-cell>
          <table:table-cell office:value-type="float" office:value="1.669">
            <text:p>1,669</text:p>
          </table:table-cell>
          <table:table-cell office:value-type="float" office:value="159">
            <text:p>15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84">
            <text:p>1684</text:p>
          </table:table-cell>
          <table:table-cell office:value-type="float" office:value="1.684">
            <text:p>1,684</text:p>
          </table:table-cell>
          <table:table-cell/>
          <table:table-cell table:formula="of:=([.F369]+[.L369]+[.R369])/3" office:value-type="float" office:value="1.67933333333333">
            <text:p>1,6793333333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0">
            <text:p>1700</text:p>
          </table:table-cell>
          <table:table-cell office:value-type="float" office:value="1.7">
            <text:p>1,7</text:p>
          </table:table-cell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0">
            <text:p>1700</text:p>
          </table:table-cell>
          <table:table-cell office:value-type="float" office:value="1.7">
            <text:p>1,7</text:p>
          </table:table-cell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1">
            <text:p>1701</text:p>
          </table:table-cell>
          <table:table-cell office:value-type="float" office:value="1.701">
            <text:p>1,701</text:p>
          </table:table-cell>
          <table:table-cell/>
          <table:table-cell table:formula="of:=([.F370]+[.L370]+[.R370])/3" office:value-type="float" office:value="1.70033333333333">
            <text:p>1,7003333333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6">
            <text:p>1716</text:p>
          </table:table-cell>
          <table:table-cell office:value-type="float" office:value="1.716">
            <text:p>1,716</text:p>
          </table:table-cell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6">
            <text:p>1716</text:p>
          </table:table-cell>
          <table:table-cell office:value-type="float" office:value="1.716">
            <text:p>1,716</text:p>
          </table:table-cell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0">
            <text:p>1700</text:p>
          </table:table-cell>
          <table:table-cell office:value-type="float" office:value="1.7">
            <text:p>1,7</text:p>
          </table:table-cell>
          <table:table-cell/>
          <table:table-cell table:formula="of:=([.F371]+[.L371]+[.R371])/3" office:value-type="float" office:value="1.71066666666667">
            <text:p>1,7106666667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32">
            <text:p>1732</text:p>
          </table:table-cell>
          <table:table-cell office:value-type="float" office:value="1.732">
            <text:p>1,732</text:p>
          </table:table-cell>
          <table:table-cell office:value-type="float" office:value="168">
            <text:p>16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48">
            <text:p>1748</text:p>
          </table:table-cell>
          <table:table-cell office:value-type="float" office:value="1.748">
            <text:p>1,748</text:p>
          </table:table-cell>
          <table:table-cell office:value-type="float" office:value="168">
            <text:p>16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47">
            <text:p>1747</text:p>
          </table:table-cell>
          <table:table-cell office:value-type="float" office:value="1.747">
            <text:p>1,747</text:p>
          </table:table-cell>
          <table:table-cell/>
          <table:table-cell table:formula="of:=([.F372]+[.L372]+[.R372])/3" office:value-type="float" office:value="1.74233333333333">
            <text:p>1,7423333333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2">
            <text:p>1762</text:p>
          </table:table-cell>
          <table:table-cell office:value-type="float" office:value="1.762">
            <text:p>1,762</text:p>
          </table:table-cell>
          <table:table-cell office:value-type="float" office:value="171">
            <text:p>17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47">
            <text:p>1747</text:p>
          </table:table-cell>
          <table:table-cell office:value-type="float" office:value="1.747">
            <text:p>1,747</text:p>
          </table:table-cell>
          <table:table-cell office:value-type="float" office:value="171">
            <text:p>17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3">
            <text:p>1763</text:p>
          </table:table-cell>
          <table:table-cell office:value-type="float" office:value="1.763">
            <text:p>1,763</text:p>
          </table:table-cell>
          <table:table-cell/>
          <table:table-cell table:formula="of:=([.F373]+[.L373]+[.R373])/3" office:value-type="float" office:value="1.75733333333333">
            <text:p>1,7573333333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9">
            <text:p>1779</text:p>
          </table:table-cell>
          <table:table-cell office:value-type="float" office:value="1.779">
            <text:p>1,779</text:p>
          </table:table-cell>
          <table:table-cell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8">
            <text:p>1778</text:p>
          </table:table-cell>
          <table:table-cell office:value-type="float" office:value="1.778">
            <text:p>1,778</text:p>
          </table:table-cell>
          <table:table-cell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9">
            <text:p>1779</text:p>
          </table:table-cell>
          <table:table-cell office:value-type="float" office:value="1.779">
            <text:p>1,779</text:p>
          </table:table-cell>
          <table:table-cell/>
          <table:table-cell table:formula="of:=([.F374]+[.L374]+[.R374])/3" office:value-type="float" office:value="1.77866666666667">
            <text:p>1,7786666667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94">
            <text:p>1794</text:p>
          </table:table-cell>
          <table:table-cell office:value-type="float" office:value="1.794">
            <text:p>1,794</text:p>
          </table:table-cell>
          <table:table-cell office:value-type="float" office:value="177">
            <text:p>17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10">
            <text:p>1810</text:p>
          </table:table-cell>
          <table:table-cell office:value-type="float" office:value="1.81">
            <text:p>1,81</text:p>
          </table:table-cell>
          <table:table-cell office:value-type="float" office:value="177">
            <text:p>17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94">
            <text:p>1794</text:p>
          </table:table-cell>
          <table:table-cell office:value-type="float" office:value="1.794">
            <text:p>1,794</text:p>
          </table:table-cell>
          <table:table-cell/>
          <table:table-cell table:formula="of:=([.F375]+[.L375]+[.R375])/3" office:value-type="float" office:value="1.79933333333333">
            <text:p>1,7993333333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25">
            <text:p>1825</text:p>
          </table:table-cell>
          <table:table-cell office:value-type="float" office:value="1.825">
            <text:p>1,825</text:p>
          </table:table-cell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25">
            <text:p>1825</text:p>
          </table:table-cell>
          <table:table-cell office:value-type="float" office:value="1.825">
            <text:p>1,825</text:p>
          </table:table-cell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25">
            <text:p>1825</text:p>
          </table:table-cell>
          <table:table-cell office:value-type="float" office:value="1.825">
            <text:p>1,825</text:p>
          </table:table-cell>
          <table:table-cell/>
          <table:table-cell table:formula="of:=([.F376]+[.L376]+[.R376])/3" office:value-type="float" office:value="1.825">
            <text:p>1,825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41">
            <text:p>1841</text:p>
          </table:table-cell>
          <table:table-cell office:value-type="float" office:value="1.841">
            <text:p>1,841</text:p>
          </table:table-cell>
          <table:table-cell office:value-type="float" office:value="183">
            <text:p>18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25">
            <text:p>1825</text:p>
          </table:table-cell>
          <table:table-cell office:value-type="float" office:value="1.825">
            <text:p>1,825</text:p>
          </table:table-cell>
          <table:table-cell office:value-type="float" office:value="183">
            <text:p>18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41">
            <text:p>1841</text:p>
          </table:table-cell>
          <table:table-cell office:value-type="float" office:value="1.841">
            <text:p>1,841</text:p>
          </table:table-cell>
          <table:table-cell/>
          <table:table-cell table:formula="of:=([.F377]+[.L377]+[.R377])/3" office:value-type="float" office:value="1.83566666666667">
            <text:p>1,8356666667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6">
            <text:p>1856</text:p>
          </table:table-cell>
          <table:table-cell office:value-type="float" office:value="1.856">
            <text:p>1,856</text:p>
          </table:table-cell>
          <table:table-cell office:value-type="float" office:value="186">
            <text:p>18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72">
            <text:p>1872</text:p>
          </table:table-cell>
          <table:table-cell office:value-type="float" office:value="1.872">
            <text:p>1,872</text:p>
          </table:table-cell>
          <table:table-cell office:value-type="float" office:value="186">
            <text:p>18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6">
            <text:p>1856</text:p>
          </table:table-cell>
          <table:table-cell office:value-type="float" office:value="1.856">
            <text:p>1,856</text:p>
          </table:table-cell>
          <table:table-cell/>
          <table:table-cell table:formula="of:=([.F378]+[.L378]+[.R378])/3" office:value-type="float" office:value="1.86133333333333">
            <text:p>1,8613333333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88">
            <text:p>1888</text:p>
          </table:table-cell>
          <table:table-cell office:value-type="float" office:value="1.888">
            <text:p>1,888</text:p>
          </table:table-cell>
          <table:table-cell office:value-type="float" office:value="189">
            <text:p>18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72">
            <text:p>1872</text:p>
          </table:table-cell>
          <table:table-cell office:value-type="float" office:value="1.872">
            <text:p>1,872</text:p>
          </table:table-cell>
          <table:table-cell office:value-type="float" office:value="189">
            <text:p>18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88">
            <text:p>1888</text:p>
          </table:table-cell>
          <table:table-cell office:value-type="float" office:value="1.888">
            <text:p>1,888</text:p>
          </table:table-cell>
          <table:table-cell/>
          <table:table-cell table:formula="of:=([.F379]+[.L379]+[.R379])/3" office:value-type="float" office:value="1.88266666666667">
            <text:p>1,8826666667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3">
            <text:p>1903</text:p>
          </table:table-cell>
          <table:table-cell office:value-type="float" office:value="1.903">
            <text:p>1,903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3">
            <text:p>1903</text:p>
          </table:table-cell>
          <table:table-cell office:value-type="float" office:value="1.903">
            <text:p>1,903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3">
            <text:p>1903</text:p>
          </table:table-cell>
          <table:table-cell office:value-type="float" office:value="1.903">
            <text:p>1,903</text:p>
          </table:table-cell>
          <table:table-cell/>
          <table:table-cell table:formula="of:=([.F380]+[.L380]+[.R380])/3" office:value-type="float" office:value="1.903">
            <text:p>1,90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19.06.2014</text:date>, <text:time>14:2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9T14:22:25.07</dc:date>
    <dc:creator>Jochen Schwander</dc:creator>
    <meta:generator>OpenOffice/4.0.1$Win32 OpenOffice.org_project/401m5$Build-9714</meta:generator>
    <meta:editing-duration>PT6M5S</meta:editing-duration>
    <meta:editing-cycles>1</meta:editing-cycles>
    <meta:document-statistic meta:table-count="1" meta:cell-count="7222" meta:object-count="0"/>
  </office:meta>
</office:document-meta>
</file>